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9306in" fo:margin-left="0in" table:align="left"/>
    </style:style>
    <style:style style:name="Table4.A" style:family="table-column">
      <style:table-column-properties style:column-width="0.75in"/>
    </style:style>
    <style:style style:name="Table4.B" style:family="table-column">
      <style:table-column-properties style:column-width="6.180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7" style:family="table">
      <style:table-properties style:width="7.0097in" fo:margin-left="-0.0792in" table:align="left"/>
    </style:style>
    <style:style style:name="Table27.A" style:family="table-column">
      <style:table-column-properties style:column-width="0.5139in"/>
    </style:style>
    <style:style style:name="Table27.B" style:family="table-column">
      <style:table-column-properties style:column-width="2.8194in"/>
    </style:style>
    <style:style style:name="Table27.C" style:family="table-column">
      <style:table-column-properties style:column-width="3.6764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13" style:family="table">
      <style:table-properties style:width="6.8625in" fo:margin-left="0.0583in" table:align="left"/>
    </style:style>
    <style:style style:name="Table13.A" style:family="table-column">
      <style:table-column-properties style:column-width="1.434in"/>
    </style:style>
    <style:style style:name="Table13.B" style:family="table-column">
      <style:table-column-properties style:column-width="5.428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306in" fo:margin-left="0in" table:align="left"/>
    </style:style>
    <style:style style:name="Table14.A" style:family="table-column">
      <style:table-column-properties style:column-width="2.3056in"/>
    </style:style>
    <style:style style:name="Table14.B" style:family="table-column">
      <style:table-column-properties style:column-width="4.625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0" style:family="table">
      <style:table-properties style:width="6.9306in" fo:margin-left="0in" table:align="left"/>
    </style:style>
    <style:style style:name="Table10.A" style:family="table-column">
      <style:table-column-properties style:column-width="2.125in"/>
    </style:style>
    <style:style style:name="Table10.B" style:family="table-column">
      <style:table-column-properties style:column-width="1.8056in"/>
    </style:style>
    <style:style style:name="Table10.C" style:family="table-column">
      <style:table-column-properties style:column-width="3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1" style:family="table">
      <style:table-properties style:width="6.9306in" fo:margin-left="0in" table:align="left"/>
    </style:style>
    <style:style style:name="Table21.A" style:family="table-column">
      <style:table-column-properties style:column-width="2.5in"/>
    </style:style>
    <style:style style:name="Table21.B" style:family="table-column">
      <style:table-column-properties style:column-width="4.430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0.05pt solid #000000" fo:border-top="none" fo:border-bottom="0.05pt solid #000000"/>
    </style:style>
    <style:style style:name="Table22" style:family="table">
      <style:table-properties style:width="6.9306in" fo:margin-left="0in" table:align="left"/>
    </style:style>
    <style:style style:name="Table22.A" style:family="table-column">
      <style:table-column-properties style:column-width="2in"/>
    </style:style>
    <style:style style:name="Table22.B" style:family="table-column">
      <style:table-column-properties style:column-width="4.930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left="0.05pt solid #000000" fo:border-right="0.05pt solid #000000" fo:border-top="0.05pt solid #000000" fo:border-bottom="none"/>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04c8" officeooo:paragraph-rsid="000304c8"/>
    </style:style>
    <style:style style:name="P2" style:family="paragraph" style:parent-style-name="Standard">
      <style:paragraph-properties fo:text-align="justify" style:justify-single-word="false"/>
      <style:text-properties style:font-name="DejaVu Sans" fo:font-size="13pt" officeooo:rsid="003e9dce" officeooo:paragraph-rsid="003e9dce" style:font-size-asian="13pt" style:font-size-complex="13pt"/>
    </style:style>
    <style:style style:name="P3" style:family="paragraph" style:parent-style-name="Standard">
      <style:paragraph-properties fo:text-align="justify" style:justify-single-word="false"/>
      <style:text-properties style:font-name="DejaVu Sans" fo:font-size="13pt" officeooo:rsid="005f1b0f" officeooo:paragraph-rsid="005f1b0f" style:font-size-asian="13pt" style:font-size-complex="13pt"/>
    </style:style>
    <style:style style:name="P4" style:family="paragraph" style:parent-style-name="Standard">
      <style:paragraph-properties fo:text-align="justify" style:justify-single-word="false"/>
      <style:text-properties style:font-name="DejaVu Sans" fo:font-size="13pt" fo:font-weight="bold" officeooo:rsid="003e9dce" officeooo:paragraph-rsid="003e9dce" style:font-size-asian="13pt" style:font-weight-asian="bold" style:font-size-complex="13pt" style:font-weight-complex="bold"/>
    </style:style>
    <style:style style:name="P5" style:family="paragraph" style:parent-style-name="Table_20_Contents">
      <style:paragraph-properties fo:text-align="justify" style:justify-single-word="false"/>
      <style:text-properties style:font-name="DejaVu Sans" fo:font-size="13pt" fo:font-weight="bold" style:font-size-asian="13pt" style:font-weight-asian="bold" style:font-size-complex="13pt" style:font-weight-complex="bold"/>
    </style:style>
    <style:style style:name="P6" style:family="paragraph" style:parent-style-name="Table_20_Contents">
      <style:paragraph-properties fo:text-align="justify" style:justify-single-word="false"/>
      <style:text-properties style:font-name="DejaVu Sans" fo:font-size="13pt" fo:font-weight="bold" officeooo:rsid="003b2437" officeooo:paragraph-rsid="003b2437" style:font-size-asian="13pt" style:font-weight-asian="bold" style:font-size-complex="13pt" style:font-weight-complex="bold"/>
    </style:style>
    <style:style style:name="P7" style:family="paragraph" style:parent-style-name="Table_20_Contents">
      <style:paragraph-properties fo:text-align="justify" style:justify-single-word="false"/>
      <style:text-properties style:font-name="DejaVu Sans" fo:font-size="13pt" fo:font-weight="bold" officeooo:rsid="003e9dce" officeooo:paragraph-rsid="003e9dce" style:font-size-asian="13pt" style:font-weight-asian="bold" style:font-size-complex="13pt" style:font-weight-complex="bold"/>
    </style:style>
    <style:style style:name="P8" style:family="paragraph" style:parent-style-name="Table_20_Contents">
      <style:paragraph-properties fo:text-align="justify" style:justify-single-word="false"/>
      <style:text-properties style:font-name="DejaVu Sans" fo:font-size="13pt" officeooo:rsid="003b2437" officeooo:paragraph-rsid="003b2437" style:font-size-asian="13pt" style:font-size-complex="13pt"/>
    </style:style>
    <style:style style:name="P9" style:family="paragraph" style:parent-style-name="Table_20_Contents">
      <style:paragraph-properties fo:text-align="justify" style:justify-single-word="false"/>
      <style:text-properties style:font-name="DejaVu Sans" fo:font-size="13pt" officeooo:rsid="003b2437" officeooo:paragraph-rsid="003bdff1" style:font-size-asian="13pt" style:font-size-complex="13pt"/>
    </style:style>
    <style:style style:name="P10" style:family="paragraph" style:parent-style-name="Table_20_Contents">
      <style:paragraph-properties fo:text-align="justify" style:justify-single-word="false"/>
      <style:text-properties style:font-name="DejaVu Sans" fo:font-size="13pt" officeooo:rsid="003b2437" officeooo:paragraph-rsid="003cb83f" style:font-size-asian="13pt" style:font-size-complex="13pt"/>
    </style:style>
    <style:style style:name="P11" style:family="paragraph" style:parent-style-name="Table_20_Contents">
      <style:paragraph-properties fo:text-align="justify" style:justify-single-word="false"/>
      <style:text-properties style:font-name="DejaVu Sans" fo:font-size="13pt" officeooo:rsid="003b2437" officeooo:paragraph-rsid="00766d51" style:font-size-asian="13pt" style:font-size-complex="13pt"/>
    </style:style>
    <style:style style:name="P12" style:family="paragraph" style:parent-style-name="Table_20_Contents">
      <style:paragraph-properties fo:text-align="justify" style:justify-single-word="false"/>
      <style:text-properties style:font-name="DejaVu Sans" fo:font-size="13pt" officeooo:rsid="003bdff1" officeooo:paragraph-rsid="003bdff1" style:font-size-asian="13pt" style:font-size-complex="13pt"/>
    </style:style>
    <style:style style:name="P13" style:family="paragraph" style:parent-style-name="Table_20_Contents">
      <style:paragraph-properties fo:text-align="justify" style:justify-single-word="false"/>
      <style:text-properties style:font-name="DejaVu Sans" fo:font-size="13pt" officeooo:rsid="003cb83f" officeooo:paragraph-rsid="003cb83f" style:font-size-asian="13pt" style:font-size-complex="13pt"/>
    </style:style>
    <style:style style:name="P14" style:family="paragraph" style:parent-style-name="Table_20_Contents">
      <style:paragraph-properties fo:text-align="justify" style:justify-single-word="false"/>
      <style:text-properties style:font-name="DejaVu Sans" fo:font-size="13pt" officeooo:rsid="003cb83f" officeooo:paragraph-rsid="003d883e" style:font-size-asian="13pt" style:font-size-complex="13pt"/>
    </style:style>
    <style:style style:name="P15" style:family="paragraph" style:parent-style-name="Table_20_Contents">
      <style:paragraph-properties fo:text-align="justify" style:justify-single-word="false"/>
      <style:text-properties style:font-name="DejaVu Sans" fo:font-size="13pt" style:font-size-asian="13pt" style:font-size-complex="13pt"/>
    </style:style>
    <style:style style:name="P16" style:family="paragraph" style:parent-style-name="Table_20_Contents">
      <style:paragraph-properties fo:text-align="justify" style:justify-single-word="false"/>
      <style:text-properties style:font-name="DejaVu Sans" fo:font-size="13pt" officeooo:rsid="003e9dce" officeooo:paragraph-rsid="003e9dce" style:font-size-asian="13pt" style:font-size-complex="13pt"/>
    </style:style>
    <style:style style:name="P17" style:family="paragraph" style:parent-style-name="Table_20_Contents">
      <style:paragraph-properties fo:text-align="justify" style:justify-single-word="false"/>
      <style:text-properties style:font-name="DejaVu Sans" fo:font-size="13pt" officeooo:rsid="005f1b0f" officeooo:paragraph-rsid="005f1b0f" style:font-size-asian="13pt" style:font-size-complex="13pt"/>
    </style:style>
    <style:style style:name="P18" style:family="paragraph" style:parent-style-name="Table_20_Contents">
      <style:text-properties style:font-name="DejaVu Sans" fo:font-size="13pt" officeooo:rsid="005acfd0" officeooo:paragraph-rsid="0074b790" style:font-size-asian="13pt" style:font-size-complex="13pt"/>
    </style:style>
    <style:style style:name="P19" style:family="paragraph" style:parent-style-name="Table_20_Contents">
      <style:text-properties style:font-name="DejaVu Sans" fo:font-size="13pt" officeooo:rsid="005acfd0" officeooo:paragraph-rsid="00757362" style:font-size-asian="13pt" style:font-size-complex="13pt"/>
    </style:style>
    <style:style style:name="P20" style:family="paragraph" style:parent-style-name="Table_20_Contents">
      <style:text-properties style:font-name="DejaVu Sans" fo:font-size="13pt" officeooo:rsid="00591571" officeooo:paragraph-rsid="0074b790" style:font-size-asian="13pt" style:font-size-complex="13pt"/>
    </style:style>
    <style:style style:name="P21" style:family="paragraph" style:parent-style-name="Table_20_Contents">
      <style:text-properties style:font-name="DejaVu Sans" fo:font-size="13pt" officeooo:rsid="00766d51" officeooo:paragraph-rsid="00766d51" style:font-size-asian="13pt" style:font-size-complex="13pt"/>
    </style:style>
    <style:style style:name="P22" style:family="paragraph" style:parent-style-name="Table_20_Contents">
      <style:text-properties style:font-name="DejaVu Sans" fo:font-size="13pt" officeooo:rsid="0074b790" officeooo:paragraph-rsid="0074b790" style:font-size-asian="13pt" style:font-size-complex="13pt"/>
    </style:style>
    <style:style style:name="P23" style:family="paragraph" style:parent-style-name="Table_20_Contents">
      <style:paragraph-properties fo:text-align="justify" style:justify-single-word="false"/>
      <style:text-properties style:font-name="DejaVu Sans" fo:font-size="13pt" officeooo:rsid="0076d01f" officeooo:paragraph-rsid="0076d01f" style:font-size-asian="13pt" style:font-size-complex="13pt"/>
    </style:style>
    <style:style style:name="P24" style:family="paragraph" style:parent-style-name="Table_20_Contents">
      <style:text-properties style:font-name="DejaVu Sans" fo:font-size="13pt" officeooo:rsid="0076d01f" officeooo:paragraph-rsid="0076d01f" style:font-size-asian="13pt" style:font-size-complex="13pt"/>
    </style:style>
    <style:style style:name="P25" style:family="paragraph" style:parent-style-name="Table_20_Contents">
      <style:text-properties style:font-name="DejaVu Sans" fo:font-size="13pt" officeooo:rsid="00775f94" officeooo:paragraph-rsid="00775f94" style:font-size-asian="13pt" style:font-size-complex="13pt"/>
    </style:style>
    <style:style style:name="P26" style:family="paragraph" style:parent-style-name="Table_20_Contents">
      <style:text-properties style:font-name="DejaVu Sans" fo:font-size="13pt" officeooo:paragraph-rsid="00789b4a" style:font-size-asian="13pt" style:font-size-complex="13pt"/>
    </style:style>
    <style:style style:name="P27" style:family="paragraph" style:parent-style-name="Table_20_Contents">
      <style:text-properties style:font-name="DejaVu Sans" fo:font-size="13pt" officeooo:rsid="00789b4a" officeooo:paragraph-rsid="00789b4a" style:font-size-asian="13pt" style:font-size-complex="13pt"/>
    </style:style>
    <style:style style:name="P28" style:family="paragraph" style:parent-style-name="Table_20_Contents">
      <style:text-properties style:font-name="DejaVu Sans" fo:font-size="13pt" officeooo:rsid="00635f3b" officeooo:paragraph-rsid="0079e584" style:font-size-asian="13pt" style:font-size-complex="13pt"/>
    </style:style>
    <style:style style:name="P29" style:family="paragraph" style:parent-style-name="Table_20_Contents">
      <style:text-properties style:font-name="DejaVu Sans" fo:font-size="13pt" officeooo:rsid="0079e584" officeooo:paragraph-rsid="0079e584" style:font-size-asian="13pt" style:font-size-complex="13pt"/>
    </style:style>
    <style:style style:name="P30" style:family="paragraph" style:parent-style-name="Table_20_Contents">
      <style:paragraph-properties fo:text-align="justify" style:justify-single-word="false"/>
      <style:text-properties style:font-name="DejaVu Sans" fo:font-size="12pt" fo:font-weight="normal" officeooo:rsid="003b2437" officeooo:paragraph-rsid="0055e3bb" style:font-size-asian="12pt" style:font-weight-asian="normal" style:font-size-complex="12pt" style:font-weight-complex="normal"/>
    </style:style>
    <style:style style:name="P31" style:family="paragraph" style:parent-style-name="Table_20_Contents">
      <style:text-properties officeooo:rsid="00540212" officeooo:paragraph-rsid="00540212"/>
    </style:style>
    <style:style style:name="P32" style:family="paragraph" style:parent-style-name="Table_20_Contents">
      <style:text-properties fo:font-weight="bold" officeooo:rsid="00540212" officeooo:paragraph-rsid="00540212" style:font-weight-asian="bold" style:font-weight-complex="bold"/>
    </style:style>
    <style:style style:name="P33" style:family="paragraph" style:parent-style-name="Table_20_Contents">
      <style:text-properties fo:font-weight="bold" officeooo:rsid="0055e3bb" officeooo:paragraph-rsid="0055e3bb" style:font-weight-asian="bold" style:font-weight-complex="bold"/>
    </style:style>
    <style:style style:name="P34" style:family="paragraph" style:parent-style-name="Table_20_Contents">
      <style:text-properties fo:font-weight="bold" officeooo:rsid="005d3b21" officeooo:paragraph-rsid="005d3b21" style:font-weight-asian="bold" style:font-weight-complex="bold"/>
    </style:style>
    <style:style style:name="P35" style:family="paragraph" style:parent-style-name="Table_20_Contents">
      <style:text-properties fo:font-weight="bold" officeooo:rsid="0074b790" officeooo:paragraph-rsid="0074b790" style:font-weight-asian="bold" style:font-weight-complex="bold"/>
    </style:style>
    <style:style style:name="P36" style:family="paragraph" style:parent-style-name="Table_20_Contents">
      <style:text-properties fo:font-weight="normal" officeooo:rsid="00540212" officeooo:paragraph-rsid="00540212" style:font-weight-asian="normal" style:font-weight-complex="normal"/>
    </style:style>
    <style:style style:name="P37" style:family="paragraph" style:parent-style-name="Table_20_Contents">
      <style:text-properties officeooo:rsid="0055e3bb" officeooo:paragraph-rsid="0055e3bb"/>
    </style:style>
    <style:style style:name="P38" style:family="paragraph" style:parent-style-name="Table_20_Contents">
      <style:text-properties officeooo:rsid="00591571" officeooo:paragraph-rsid="00591571"/>
    </style:style>
    <style:style style:name="P39" style:family="paragraph" style:parent-style-name="Table_20_Contents">
      <style:text-properties officeooo:rsid="005acfd0" officeooo:paragraph-rsid="005acfd0"/>
    </style:style>
    <style:style style:name="P40" style:family="paragraph" style:parent-style-name="Table_20_Contents">
      <style:text-properties officeooo:rsid="005bb582" officeooo:paragraph-rsid="005bb582"/>
    </style:style>
    <style:style style:name="P41" style:family="paragraph" style:parent-style-name="Table_20_Contents">
      <style:text-properties officeooo:rsid="005bb8ba" officeooo:paragraph-rsid="005bb8ba"/>
    </style:style>
    <style:style style:name="P42" style:family="paragraph" style:parent-style-name="Table_20_Contents">
      <style:text-properties officeooo:rsid="005ce113" officeooo:paragraph-rsid="005ce113"/>
    </style:style>
    <style:style style:name="P43" style:family="paragraph" style:parent-style-name="Table_20_Contents">
      <style:text-properties officeooo:rsid="005d3b21" officeooo:paragraph-rsid="005d3b21"/>
    </style:style>
    <style:style style:name="P44" style:family="paragraph" style:parent-style-name="Table_20_Contents">
      <style:text-properties officeooo:rsid="0060bc27" officeooo:paragraph-rsid="0060bc27"/>
    </style:style>
    <style:style style:name="P45" style:family="paragraph" style:parent-style-name="Table_20_Contents">
      <style:text-properties officeooo:rsid="0061aaf8" officeooo:paragraph-rsid="0061aaf8"/>
    </style:style>
    <style:style style:name="P46" style:family="paragraph" style:parent-style-name="Table_20_Contents">
      <style:text-properties officeooo:rsid="0062b248" officeooo:paragraph-rsid="0062b248"/>
    </style:style>
    <style:style style:name="P47" style:family="paragraph" style:parent-style-name="Table_20_Contents">
      <style:text-properties officeooo:rsid="00635f3b" officeooo:paragraph-rsid="00635f3b"/>
    </style:style>
    <style:style style:name="P48" style:family="paragraph" style:parent-style-name="Table_20_Contents">
      <style:text-properties officeooo:rsid="0074b790" officeooo:paragraph-rsid="0074b790"/>
    </style:style>
    <style:style style:name="P49" style:family="paragraph" style:parent-style-name="Text_20_body">
      <style:text-properties style:font-name="DejaVu Sans" fo:font-size="13pt" style:font-size-asian="13pt" style:font-size-complex="13pt"/>
    </style:style>
    <style:style style:name="P50" style:family="paragraph" style:parent-style-name="Text_20_body">
      <style:paragraph-properties fo:text-align="justify" style:justify-single-word="false"/>
      <style:text-properties style:font-name="DejaVu Sans" fo:font-size="13pt" style:font-size-asian="13pt" style:font-size-complex="13pt"/>
    </style:style>
    <style:style style:name="P51" style:family="paragraph" style:parent-style-name="Text_20_body">
      <style:paragraph-properties fo:text-align="justify" style:justify-single-word="false"/>
      <style:text-properties style:font-name="DejaVu Sans" fo:font-size="13pt" officeooo:paragraph-rsid="006634b6" style:font-size-asian="13pt" style:font-size-complex="13pt"/>
    </style:style>
    <style:style style:name="P52" style:family="paragraph" style:parent-style-name="Text_20_body">
      <style:text-properties style:font-name="DejaVu Sans" fo:font-size="13pt" officeooo:rsid="001f830a" style:font-size-asian="13pt" style:font-size-complex="13pt"/>
    </style:style>
    <style:style style:name="P53" style:family="paragraph" style:parent-style-name="Text_20_body">
      <style:paragraph-properties fo:text-align="justify" style:justify-single-word="false"/>
      <style:text-properties style:font-name="DejaVu Sans" fo:font-size="13pt" officeooo:rsid="001f830a" officeooo:paragraph-rsid="001f830a" style:font-size-asian="13pt" style:font-size-complex="13pt"/>
    </style:style>
    <style:style style:name="P54" style:family="paragraph" style:parent-style-name="Text_20_body">
      <style:paragraph-properties fo:text-align="justify" style:justify-single-word="false"/>
      <style:text-properties style:font-name="DejaVu Sans" fo:font-size="13pt" officeooo:rsid="003e77fb" officeooo:paragraph-rsid="003e77fb" style:font-size-asian="13pt" style:font-size-complex="13pt"/>
    </style:style>
    <style:style style:name="P55" style:family="paragraph" style:parent-style-name="Text_20_body">
      <style:paragraph-properties fo:text-align="start" style:justify-single-word="false"/>
      <style:text-properties style:font-name="DejaVu Sans" fo:font-size="13pt" officeooo:rsid="003e9dce" officeooo:paragraph-rsid="003e9dce" style:font-size-asian="13pt" style:font-size-complex="13pt"/>
    </style:style>
    <style:style style:name="P56" style:family="paragraph" style:parent-style-name="Text_20_body">
      <style:text-properties style:font-name="DejaVu Sans" fo:font-size="13pt" officeooo:rsid="002747b5" style:font-size-asian="13pt" style:font-size-complex="13pt"/>
    </style:style>
    <style:style style:name="P57" style:family="paragraph" style:parent-style-name="Text_20_body">
      <style:text-properties style:font-name="DejaVu Sans" fo:font-size="13pt" officeooo:paragraph-rsid="006a16e4" style:font-size-asian="13pt" style:font-size-complex="13pt"/>
    </style:style>
    <style:style style:name="P58" style:family="paragraph" style:parent-style-name="Text_20_body">
      <style:text-properties style:font-name="DejaVu Sans" fo:font-size="13pt" officeooo:paragraph-rsid="006b860a" style:font-size-asian="13pt" style:font-size-complex="13pt"/>
    </style:style>
    <style:style style:name="P59" style:family="paragraph" style:parent-style-name="Text_20_body">
      <style:paragraph-properties fo:text-align="start" style:justify-single-word="false"/>
      <style:text-properties style:font-name="DejaVu Sans" fo:font-size="13pt" officeooo:paragraph-rsid="00708a1f" style:font-size-asian="13pt" style:font-size-complex="13pt"/>
    </style:style>
    <style:style style:name="P60" style:family="paragraph" style:parent-style-name="Text_20_body">
      <style:text-properties style:font-name="DejaVu Sans" fo:font-size="13pt" officeooo:paragraph-rsid="00708a1f" style:font-size-asian="13pt" style:font-size-complex="13pt"/>
    </style:style>
    <style:style style:name="P61" style:family="paragraph" style:parent-style-name="Text_20_body">
      <style:text-properties style:font-name="DejaVu Sans" fo:font-size="13pt" fo:font-weight="bold" style:font-size-asian="13pt" style:font-weight-asian="bold" style:font-size-complex="13pt" style:font-weight-complex="bold"/>
    </style:style>
    <style:style style:name="P62" style:family="paragraph" style:parent-style-name="Text_20_body">
      <style:paragraph-properties fo:text-align="justify" style:justify-single-word="false"/>
      <style:text-properties style:font-name="DejaVu Sans" fo:font-size="13pt" fo:font-weight="bold" style:font-size-asian="13pt" style:font-weight-asian="bold" style:font-size-complex="13pt" style:font-weight-complex="bold"/>
    </style:style>
    <style:style style:name="P63" style:family="paragraph" style:parent-style-name="Text_20_body">
      <style:text-properties style:font-name="DejaVu Sans" fo:font-size="13pt" fo:font-weight="bold" officeooo:rsid="002747b5" style:font-size-asian="13pt" style:font-weight-asian="bold" style:font-size-complex="13pt" style:font-weight-complex="bold"/>
    </style:style>
    <style:style style:name="P64" style:family="paragraph" style:parent-style-name="Text_20_body">
      <style:paragraph-properties fo:text-align="justify" style:justify-single-word="false"/>
    </style:style>
    <style:style style:name="P65" style:family="paragraph" style:parent-style-name="Text_20_body">
      <style:text-properties fo:font-weight="bold" officeooo:rsid="00591571" officeooo:paragraph-rsid="00591571" style:font-weight-asian="bold" style:font-weight-complex="bold"/>
    </style:style>
    <style:style style:name="P66" style:family="paragraph" style:parent-style-name="Text_20_body">
      <style:text-properties fo:font-weight="bold" officeooo:rsid="005ce113" officeooo:paragraph-rsid="005ce113" style:font-weight-asian="bold" style:font-weight-complex="bold"/>
    </style:style>
    <style:style style:name="P67" style:family="paragraph" style:parent-style-name="Text_20_body">
      <style:text-properties fo:font-weight="bold" officeooo:rsid="0060bc27" officeooo:paragraph-rsid="0060bc27" style:font-weight-asian="bold" style:font-weight-complex="bold"/>
    </style:style>
    <style:style style:name="P68" style:family="paragraph" style:parent-style-name="Text_20_body">
      <style:text-properties fo:font-weight="bold" officeooo:rsid="0061aaf8" officeooo:paragraph-rsid="0061aaf8" style:font-weight-asian="bold" style:font-weight-complex="bold"/>
    </style:style>
    <style:style style:name="P69" style:family="paragraph" style:parent-style-name="Text_20_body">
      <style:text-properties fo:font-weight="bold" officeooo:rsid="0062b248" officeooo:paragraph-rsid="0062b248" style:font-weight-asian="bold" style:font-weight-complex="bold"/>
    </style:style>
    <style:style style:name="P70" style:family="paragraph" style:parent-style-name="Text_20_body">
      <style:text-properties officeooo:rsid="005ce113" officeooo:paragraph-rsid="005ce113"/>
    </style:style>
    <style:style style:name="P71" style:family="paragraph" style:parent-style-name="Text_20_body">
      <style:text-properties officeooo:paragraph-rsid="006c3960"/>
    </style:style>
    <style:style style:name="P72" style:family="paragraph" style:parent-style-name="Standard">
      <style:text-properties style:font-name="DejaVu Sans" fo:font-size="13pt" officeooo:paragraph-rsid="000304c8" style:font-size-asian="13pt" style:font-size-complex="13pt"/>
    </style:style>
    <style:style style:name="P73" style:family="paragraph" style:parent-style-name="Standard">
      <style:text-properties officeooo:rsid="000304c8" officeooo:paragraph-rsid="000304c8"/>
    </style:style>
    <style:style style:name="P74" style:family="paragraph" style:parent-style-name="Text_20_body" style:list-style-name="L4">
      <style:paragraph-properties fo:text-align="justify" style:justify-single-word="false"/>
      <style:text-properties style:font-name="DejaVu Sans" fo:font-size="13pt" style:font-size-asian="13pt" style:font-size-complex="13pt"/>
    </style:style>
    <style:style style:name="P75" style:family="paragraph" style:parent-style-name="Text_20_body" style:list-style-name="L5">
      <style:paragraph-properties fo:text-align="justify" style:justify-single-word="false"/>
      <style:text-properties style:font-name="DejaVu Sans" fo:font-size="13pt" style:font-size-asian="13pt" style:font-size-complex="13pt"/>
    </style:style>
    <style:style style:name="P76" style:family="paragraph" style:parent-style-name="Text_20_body" style:list-style-name="L7">
      <style:paragraph-properties fo:text-align="justify" style:justify-single-word="false"/>
      <style:text-properties style:font-name="DejaVu Sans" fo:font-size="13pt" style:font-size-asian="13pt" style:font-size-complex="13pt"/>
    </style:style>
    <style:style style:name="P77" style:family="paragraph" style:parent-style-name="Text_20_body" style:list-style-name="L8">
      <style:paragraph-properties fo:text-align="justify" style:justify-single-word="false"/>
      <style:text-properties style:font-name="DejaVu Sans" fo:font-size="13pt" style:font-size-asian="13pt" style:font-size-complex="13pt"/>
    </style:style>
    <style:style style:name="P78" style:family="paragraph" style:parent-style-name="Text_20_body" style:list-style-name="L9">
      <style:paragraph-properties fo:text-align="justify" style:justify-single-word="false"/>
      <style:text-properties style:font-name="DejaVu Sans" fo:font-size="13pt" style:font-size-asian="13pt" style:font-size-complex="13pt"/>
    </style:style>
    <style:style style:name="P79" style:family="paragraph" style:parent-style-name="Text_20_body" style:list-style-name="L6">
      <style:text-properties style:font-name="DejaVu Sans" fo:font-size="13pt" officeooo:rsid="0029e249" officeooo:paragraph-rsid="0068ad3a" style:font-size-asian="13pt" style:font-size-complex="13pt"/>
    </style:style>
    <style:style style:name="P80" style:family="paragraph" style:parent-style-name="Text_20_body" style:list-style-name="L6">
      <style:paragraph-properties fo:text-align="justify" style:justify-single-word="false"/>
      <style:text-properties style:font-name="DejaVu Sans" fo:font-size="13pt" officeooo:rsid="0029e249" officeooo:paragraph-rsid="0068ad3a" style:font-size-asian="13pt" style:font-size-complex="13pt"/>
    </style:style>
    <style:style style:name="P81" style:family="paragraph" style:parent-style-name="Text_20_body" style:list-style-name="L10">
      <style:text-properties style:font-name="DejaVu Sans" fo:font-size="13pt" style:font-size-asian="13pt" style:font-size-complex="13pt"/>
    </style:style>
    <style:style style:name="P82" style:family="paragraph" style:parent-style-name="Text_20_body" style:list-style-name="L11">
      <style:text-properties style:font-name="DejaVu Sans" fo:font-size="13pt" style:font-size-asian="13pt" style:font-size-complex="13pt"/>
    </style:style>
    <style:style style:name="P83" style:family="paragraph" style:parent-style-name="Text_20_body" style:list-style-name="L12">
      <style:text-properties style:font-name="DejaVu Sans" fo:font-size="13pt" style:font-size-asian="13pt" style:font-size-complex="13pt"/>
    </style:style>
    <style:style style:name="P84" style:family="paragraph" style:parent-style-name="Text_20_body" style:list-style-name="L13">
      <style:text-properties style:font-name="DejaVu Sans" fo:font-size="13pt" style:font-size-asian="13pt" style:font-size-complex="13pt"/>
    </style:style>
    <style:style style:name="P85" style:family="paragraph" style:parent-style-name="Text_20_body" style:list-style-name="L14">
      <style:text-properties style:font-name="DejaVu Sans" fo:font-size="13pt" style:font-size-asian="13pt" style:font-size-complex="13pt"/>
    </style:style>
    <style:style style:name="P86" style:family="paragraph" style:parent-style-name="Text_20_body" style:list-style-name="L15">
      <style:text-properties style:font-name="DejaVu Sans" fo:font-size="13pt" style:font-size-asian="13pt" style:font-size-complex="13pt"/>
    </style:style>
    <style:style style:name="P87" style:family="paragraph" style:parent-style-name="Text_20_body">
      <style:paragraph-properties fo:text-align="justify" style:justify-single-word="false"/>
      <style:text-properties style:font-name="DejaVu Sans" fo:font-size="13pt" officeooo:rsid="001f830a" officeooo:paragraph-rsid="001f830a" style:font-size-asian="13pt" style:font-size-complex="13pt"/>
    </style:style>
    <style:style style:name="P88" style:family="paragraph" style:parent-style-name="Text_20_body" style:list-style-name="L4">
      <style:paragraph-properties fo:margin-top="0in" fo:margin-bottom="0in" style:contextual-spacing="false" fo:text-align="justify" style:justify-single-word="false"/>
      <style:text-properties style:font-name="DejaVu Sans" fo:font-size="13pt" style:font-size-asian="13pt" style:font-size-complex="13pt"/>
    </style:style>
    <style:style style:name="P89" style:family="paragraph" style:parent-style-name="Text_20_body" style:list-style-name="L5">
      <style:paragraph-properties fo:margin-top="0in" fo:margin-bottom="0in" style:contextual-spacing="false" fo:text-align="justify" style:justify-single-word="false"/>
      <style:text-properties style:font-name="DejaVu Sans" fo:font-size="13pt" style:font-size-asian="13pt" style:font-size-complex="13pt"/>
    </style:style>
    <style:style style:name="P90" style:family="paragraph" style:parent-style-name="Text_20_body" style:list-style-name="L7">
      <style:paragraph-properties fo:margin-top="0in" fo:margin-bottom="0in" style:contextual-spacing="false" fo:text-align="justify" style:justify-single-word="false"/>
      <style:text-properties style:font-name="DejaVu Sans" fo:font-size="13pt" style:font-size-asian="13pt" style:font-size-complex="13pt"/>
    </style:style>
    <style:style style:name="P91" style:family="paragraph" style:parent-style-name="Text_20_body" style:list-style-name="L8">
      <style:paragraph-properties fo:margin-top="0in" fo:margin-bottom="0in" style:contextual-spacing="false" fo:text-align="justify" style:justify-single-word="false"/>
      <style:text-properties style:font-name="DejaVu Sans" fo:font-size="13pt" style:font-size-asian="13pt" style:font-size-complex="13pt"/>
    </style:style>
    <style:style style:name="P92" style:family="paragraph" style:parent-style-name="Text_20_body" style:list-style-name="L10">
      <style:paragraph-properties fo:margin-top="0in" fo:margin-bottom="0in" style:contextual-spacing="false"/>
      <style:text-properties style:font-name="DejaVu Sans" fo:font-size="13pt" style:font-size-asian="13pt" style:font-size-complex="13pt"/>
    </style:style>
    <style:style style:name="P93" style:family="paragraph" style:parent-style-name="Text_20_body" style:list-style-name="L11">
      <style:paragraph-properties fo:margin-top="0in" fo:margin-bottom="0in" style:contextual-spacing="false"/>
      <style:text-properties style:font-name="DejaVu Sans" fo:font-size="13pt" style:font-size-asian="13pt" style:font-size-complex="13pt"/>
    </style:style>
    <style:style style:name="P94" style:family="paragraph" style:parent-style-name="Text_20_body" style:list-style-name="L12">
      <style:paragraph-properties fo:margin-top="0in" fo:margin-bottom="0in" style:contextual-spacing="false"/>
      <style:text-properties style:font-name="DejaVu Sans" fo:font-size="13pt" style:font-size-asian="13pt" style:font-size-complex="13pt"/>
    </style:style>
    <style:style style:name="P95" style:family="paragraph" style:parent-style-name="Text_20_body" style:list-style-name="L13">
      <style:paragraph-properties fo:margin-top="0in" fo:margin-bottom="0in" style:contextual-spacing="false"/>
      <style:text-properties style:font-name="DejaVu Sans" fo:font-size="13pt" style:font-size-asian="13pt" style:font-size-complex="13pt"/>
    </style:style>
    <style:style style:name="P96" style:family="paragraph" style:parent-style-name="Text_20_body" style:list-style-name="L14">
      <style:paragraph-properties fo:margin-top="0in" fo:margin-bottom="0in" style:contextual-spacing="false"/>
      <style:text-properties style:font-name="DejaVu Sans" fo:font-size="13pt" style:font-size-asian="13pt" style:font-size-complex="13pt"/>
    </style:style>
    <style:style style:name="P97" style:family="paragraph" style:parent-style-name="Text_20_body" style:list-style-name="L15">
      <style:paragraph-properties fo:margin-top="0in" fo:margin-bottom="0in" style:contextual-spacing="false"/>
      <style:text-properties style:font-name="DejaVu Sans" fo:font-size="13pt" style:font-size-asian="13pt" style:font-size-complex="13pt"/>
    </style:style>
    <style:style style:name="P98" style:family="paragraph" style:parent-style-name="Heading_20_1">
      <style:text-properties style:font-name="DejaVu Sans" fo:font-size="13pt" officeooo:rsid="00996b3e" style:font-size-asian="13pt" style:font-size-complex="13pt"/>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304c8"/>
    </style:style>
    <style:style style:name="T2" style:family="text">
      <style:text-properties fo:font-weight="bold" style:font-weight-asian="bold" style:font-weight-complex="bold"/>
    </style:style>
    <style:style style:name="T3" style:family="text">
      <style:text-properties fo:font-weight="bold" officeooo:rsid="000304c8" style:font-weight-asian="bold" style:font-weight-complex="bold"/>
    </style:style>
    <style:style style:name="T4" style:family="text">
      <style:text-properties fo:font-weight="bold" officeooo:rsid="001f830a" style:font-weight-asian="bold" style:font-weight-complex="bold"/>
    </style:style>
    <style:style style:name="T5" style:family="text">
      <style:text-properties fo:font-weight="bold" officeooo:rsid="0069912b" style:font-weight-asian="bold" style:font-weight-complex="bold"/>
    </style:style>
    <style:style style:name="T6" style:family="text">
      <style:text-properties fo:font-weight="bold" officeooo:rsid="00708a1f" style:font-weight-asian="bold" style:font-weight-complex="bold"/>
    </style:style>
    <style:style style:name="T7" style:family="text">
      <style:text-properties style:font-name="DejaVu Sans"/>
    </style:style>
    <style:style style:name="T8" style:family="text">
      <style:text-properties style:font-name="DejaVu Sans" fo:font-size="13pt" style:font-size-asian="13pt" style:font-size-complex="13pt"/>
    </style:style>
    <style:style style:name="T9" style:family="text">
      <style:text-properties style:font-name="DejaVu Sans" fo:font-size="13pt" officeooo:rsid="006634b6" style:font-size-asian="13pt" style:font-size-complex="13pt"/>
    </style:style>
    <style:style style:name="T10" style:family="text">
      <style:text-properties style:font-name="DejaVu Sans" fo:font-size="13pt" officeooo:rsid="006b860a" style:font-size-asian="13pt" style:font-size-complex="13pt"/>
    </style:style>
    <style:style style:name="T11" style:family="text">
      <style:text-properties style:font-name="DejaVu Sans" fo:font-size="13pt" officeooo:rsid="006ba207" style:font-size-asian="13pt" style:font-size-complex="13pt"/>
    </style:style>
    <style:style style:name="T12" style:family="text">
      <style:text-properties style:font-name="DejaVu Sans" fo:font-size="13pt" officeooo:rsid="006c3960" style:font-size-asian="13pt" style:font-size-complex="13pt"/>
    </style:style>
    <style:style style:name="T13" style:family="text">
      <style:text-properties style:font-name="DejaVu Sans" fo:font-size="13pt" officeooo:rsid="006d9d72" style:font-size-asian="13pt" style:font-size-complex="13pt"/>
    </style:style>
    <style:style style:name="T14" style:family="text">
      <style:text-properties style:font-name="DejaVu Sans" fo:font-size="13pt" officeooo:rsid="00708a1f" style:font-size-asian="13pt" style:font-size-complex="13pt"/>
    </style:style>
    <style:style style:name="T15" style:family="text">
      <style:text-properties style:font-name="DejaVu Sans" fo:font-size="13pt" fo:font-weight="bold" style:font-size-asian="13pt" style:font-weight-asian="bold" style:font-size-complex="13pt" style:font-weight-complex="bold"/>
    </style:style>
    <style:style style:name="T16" style:family="text">
      <style:text-properties style:font-name="DejaVu Sans" fo:font-size="13pt" fo:font-weight="bold" officeooo:rsid="0069912b" style:font-size-asian="13pt" style:font-weight-asian="bold" style:font-size-complex="13pt" style:font-weight-complex="bold"/>
    </style:style>
    <style:style style:name="T17" style:family="text">
      <style:text-properties style:font-name="DejaVu Sans" officeooo:rsid="006b860a"/>
    </style:style>
    <style:style style:name="T18" style:family="text">
      <style:text-properties style:font-name="DejaVu Sans" officeooo:rsid="006ba207"/>
    </style:style>
    <style:style style:name="T19" style:family="text">
      <style:text-properties officeooo:rsid="001f830a"/>
    </style:style>
    <style:style style:name="T20" style:family="text">
      <style:text-properties officeooo:rsid="00255c9d"/>
    </style:style>
    <style:style style:name="T21" style:family="text">
      <style:text-properties officeooo:rsid="002747b5"/>
    </style:style>
    <style:style style:name="T22" style:family="text">
      <style:text-properties officeooo:rsid="003b2437"/>
    </style:style>
    <style:style style:name="T23" style:family="text">
      <style:text-properties officeooo:rsid="003cb83f"/>
    </style:style>
    <style:style style:name="T24" style:family="text">
      <style:text-properties officeooo:rsid="003d883e"/>
    </style:style>
    <style:style style:name="T25" style:family="text">
      <style:text-properties officeooo:rsid="0040c0c3"/>
    </style:style>
    <style:style style:name="T26" style:family="text">
      <style:text-properties officeooo:rsid="00560ec9"/>
    </style:style>
    <style:style style:name="T27" style:family="text">
      <style:text-properties officeooo:rsid="006634b6"/>
    </style:style>
    <style:style style:name="T28" style:family="text">
      <style:text-properties officeooo:rsid="00674f74"/>
    </style:style>
    <style:style style:name="T29" style:family="text">
      <style:text-properties officeooo:rsid="0068ad3a"/>
    </style:style>
    <style:style style:name="T30" style:family="text">
      <style:text-properties officeooo:rsid="0069912b"/>
    </style:style>
    <style:style style:name="T31" style:family="text">
      <style:text-properties officeooo:rsid="006a16e4"/>
    </style:style>
    <style:style style:name="T32" style:family="text">
      <style:text-properties officeooo:rsid="006b860a"/>
    </style:style>
    <style:style style:name="T33" style:family="text">
      <style:text-properties officeooo:rsid="006ba207"/>
    </style:style>
    <style:style style:name="T34" style:family="text">
      <style:text-properties officeooo:rsid="006c3960"/>
    </style:style>
    <style:style style:name="T35" style:family="text">
      <style:text-properties officeooo:rsid="00708a1f"/>
    </style:style>
    <style:style style:name="T36" style:family="text">
      <style:text-properties officeooo:rsid="00715271"/>
    </style:style>
    <style:style style:name="T37" style:family="text">
      <style:text-properties officeooo:rsid="00766d51"/>
    </style:style>
    <style:style style:name="T38" style:family="text">
      <style:text-properties officeooo:rsid="00789b4a"/>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9"><text:a xlink:type="simple" xlink:href="#__RefHeading__107_1882298846" text:style-name="Index_20_Link" text:visited-style-name="Index_20_Link">Prepare for the interview.<text:tab/>3</text:a></text:p>
          <text:p text:style-name="P99"><text:a xlink:type="simple" xlink:href="#__RefHeading__109_1882298846" text:style-name="Index_20_Link" text:visited-style-name="Index_20_Link">Mock Interview<text:tab/>3</text:a></text:p>
          <text:p text:style-name="P99"><text:a xlink:type="simple" xlink:href="#__RefHeading__111_1882298846" text:style-name="Index_20_Link" text:visited-style-name="Index_20_Link">Interview Platform/Syllabus<text:tab/>3</text:a></text:p>
          <text:p text:style-name="P99"><text:a xlink:type="simple" xlink:href="#__RefHeading__1418_1469932831" text:style-name="Index_20_Link" text:visited-style-name="Index_20_Link">LDD3 : Driver Implementation Questions<text:tab/>4</text:a></text:p>
          <text:p text:style-name="P99"><text:a xlink:type="simple" xlink:href="#__RefHeading__4476_772377910" text:style-name="Index_20_Link" text:visited-style-name="Index_20_Link">KERNEL : DRIVERS DIRECTORY:<text:tab/>5</text:a></text:p>
          <text:p text:style-name="P99"><text:a xlink:type="simple" xlink:href="#__RefHeading__3290_304795437" text:style-name="Index_20_Link" text:visited-style-name="Index_20_Link">LDD3 : Kernel Export Functions<text:tab/>6</text:a></text:p>
          <text:p text:style-name="P99"><text:a xlink:type="simple" xlink:href="#__RefHeading__4766_1240578549" text:style-name="Index_20_Link" text:visited-style-name="Index_20_Link">LDD3: Device Driver Oral Questions<text:tab/>16</text:a></text:p>
        </text:index-body>
      </text:table-of-content>
      <text:p text:style-name="P1"/>
      <text:p text:style-name="P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soft-page-break/></text:h>
      <text:h text:style-name="Heading_20_1" text:outline-level="1"><text:bookmark-start text:name="__RefHeading__107_1882298846"/>Prepare for the interview.<text:bookmark-end text:name="__RefHeading__107_1882298846"/></text:h>
      <text:p text:style-name="P1"/>
      <text:h text:style-name="Heading_20_1" text:outline-level="1"><text:bookmark-start text:name="__RefHeading__109_1882298846"/><text:span text:style-name="Strong_20_Emphasis">Mock Interview</text:span><text:bookmark-end text:name="__RefHeading__109_1882298846"/></text:h>
      <text:p text:style-name="P50">Consider doing a practice interview with friends or family members (especially if they have experience interviewing employees themselves). The practice will be helpful and give you more confidence. Ask for feedback on your answers, your body language, and your preparedness. <text:span text:style-name="T2">Have the mock interviewer ask both common questions as well as offbeat ones to see how well you can think on your feet.</text:span></text:p>
      <text:p text:style-name="P50"/>
      <text:p text:style-name="P50"><text:span text:style-name="T1">Taking the time to review typical interview questions will help give you a framework for your responses. It will also </text:span><text:span text:style-name="T3">reduce stress because you won't be scrambling for an answer during the interview</text:span><text:span text:style-name="T1">. </text:span><text:span text:style-name="T3">Practice interviewing with a friend or family member ahead of time, and it will be much easier when you're actually in a job interview.</text:span></text:p>
      <text:p text:style-name="P1"/>
      <text:h text:style-name="Heading_20_1" text:outline-level="1"><text:bookmark-start text:name="__RefHeading__111_1882298846"/>Interview Platform/Syllabus<text:bookmark-end text:name="__RefHeading__111_1882298846"/></text:h>
      <text:p text:style-name="P1"/>
      <text:p text:style-name="P1"/>
      <text:p text:style-name="P1"><draw:frame draw:style-name="fr1" draw:name="Object1" text:anchor-type="paragraph" svg:x="-0.0028in" svg:y="0.0563in" svg:width="6.5283in" svg:height="2.7508in" draw:z-index="0"><draw:object xlink:href="./Object 1" xlink:type="simple" xlink:show="embed" xlink:actuate="onLoad"/><draw:image xlink:href="./ObjectReplacements/Object 1" xlink:type="simple" xlink:show="embed" xlink:actuate="onLoad"/></draw:frame></text:p>
      <text:p text:style-name="P1"/>
      <text:p text:style-name="P1"><text:soft-page-break/></text:p>
      <text:p text:style-name="P1"/>
      <text:p text:style-name="P72"/>
      <text:p text:style-name="P50"/>
      <text:h text:style-name="Heading_20_1" text:outline-level="1"><text:bookmark-start text:name="__RefHeading__1418_1469932831"/>LDD3 : <text:s/><text:span text:style-name="T21">Driver Implementation </text:span>Questions<text:bookmark-end text:name="__RefHeading__1418_1469932831"/></text:h>
      <table:table table:name="Table4" table:style-name="Table4">
        <table:table-column table:style-name="Table4.A"/>
        <table:table-column table:style-name="Table4.B"/>
        <table:table-row>
          <table:table-cell table:style-name="Table4.A1" office:value-type="string">
            <text:p text:style-name="P61">S.NO</text:p>
          </table:table-cell>
          <table:table-cell table:style-name="Table4.B1" office:value-type="string">
            <text:p text:style-name="P61"><text:s/><text:span text:style-name="T19">Questions</text:span></text:p>
          </table:table-cell>
        </table:table-row>
        <table:table-row>
          <table:table-cell table:style-name="Table4.A2" office:value-type="string">
            <text:p text:style-name="P49">1</text:p>
          </table:table-cell>
          <table:table-cell table:style-name="Table4.B2" office:value-type="string">
            <text:p text:style-name="P52">Module <text:span text:style-name="T20">insmod, rmmod, lsmd, modprobe</text:span>, <text:span text:style-name="T23">depmod, </text:span>compilation Makefile</text:p>
          </table:table-cell>
        </table:table-row>
        <table:table-row>
          <table:table-cell table:style-name="Table4.A2" office:value-type="string">
            <text:p text:style-name="P49">2</text:p>
          </table:table-cell>
          <table:table-cell table:style-name="Table4.B2" office:value-type="string">
            <text:p text:style-name="P52">Char Module(static device number) with file operations: open,release,read,write,lseek</text:p>
          </table:table-cell>
        </table:table-row>
        <table:table-row>
          <table:table-cell table:style-name="Table4.A2" office:value-type="string">
            <text:p text:style-name="P49">3</text:p>
          </table:table-cell>
          <table:table-cell table:style-name="Table4.B2" office:value-type="string">
            <text:p text:style-name="P52">Char Module(dynamic device number) with file operations: open,release,read,write,lseek</text:p>
          </table:table-cell>
        </table:table-row>
        <table:table-row>
          <table:table-cell table:style-name="Table4.A2" office:value-type="string">
            <text:p text:style-name="P49">4</text:p>
          </table:table-cell>
          <table:table-cell table:style-name="Table4.B2" office:value-type="string">
            <text:p text:style-name="P52">Char Module(dynamic device number) with file operations: open,release,read,write,lseek,ioctl</text:p>
          </table:table-cell>
        </table:table-row>
        <table:table-row>
          <table:table-cell table:style-name="Table4.A2" office:value-type="string">
            <text:p text:style-name="P49">5</text:p>
          </table:table-cell>
          <table:table-cell table:style-name="Table4.B2" office:value-type="string">
            <text:p text:style-name="P52">Char Module(dynamic device number) with file operations: open,release,read,write,lseek,ioctl,poll</text:p>
          </table:table-cell>
        </table:table-row>
        <table:table-row>
          <table:table-cell table:style-name="Table4.A2" office:value-type="string">
            <text:p text:style-name="P49">6</text:p>
          </table:table-cell>
          <table:table-cell table:style-name="Table4.B2" office:value-type="string">
            <text:p text:style-name="P52">Module with irq handler, compilation Makefile</text:p>
          </table:table-cell>
        </table:table-row>
        <table:table-row>
          <table:table-cell table:style-name="Table4.A2" office:value-type="string">
            <text:p text:style-name="P49">7</text:p>
          </table:table-cell>
          <table:table-cell table:style-name="Table4.B2" office:value-type="string">
            <text:p text:style-name="P52">Module with bottom half handler(tasklet, work queue), compilation Makefile</text:p>
          </table:table-cell>
        </table:table-row>
        <table:table-row>
          <table:table-cell table:style-name="Table4.A2" office:value-type="string">
            <text:p text:style-name="P49">8</text:p>
          </table:table-cell>
          <table:table-cell table:style-name="Table4.B2" office:value-type="string">
            <text:p text:style-name="P52">Module with timer, compilation Makefile</text:p>
          </table:table-cell>
        </table:table-row>
        <table:table-row>
          <table:table-cell table:style-name="Table4.A2" office:value-type="string">
            <text:p text:style-name="P49">9</text:p>
          </table:table-cell>
          <table:table-cell table:style-name="Table4.B2" office:value-type="string">
            <text:p text:style-name="P52">Char Module(dynamic device number) with file operations: open,release,read,write,lseek,ioctl: locking semaphore,complete, wait queue</text:p>
          </table:table-cell>
        </table:table-row>
        <table:table-row>
          <table:table-cell table:style-name="Table4.A2" office:value-type="string">
            <text:p text:style-name="P49">10</text:p>
          </table:table-cell>
          <table:table-cell table:style-name="Table4.B2" office:value-type="string">
            <text:p text:style-name="P52">Char Module(dynamic device number) with file operations: open,release,read,write,lseek,ioctl: locking <text:s/>mutex,complete, wait queue</text:p>
          </table:table-cell>
        </table:table-row>
        <table:table-row>
          <table:table-cell table:style-name="Table4.A2" office:value-type="string">
            <text:p text:style-name="P49">11</text:p>
          </table:table-cell>
          <table:table-cell table:style-name="Table4.B2" office:value-type="string">
            <text:p text:style-name="P52">Char Module(dynamic device number) with file operations: open,release,read,write,lseek,ioctl: locking <text:s/>spinlock , complete, wait queue</text:p>
          </table:table-cell>
        </table:table-row>
        <text:soft-page-break/>
        <table:table-row>
          <table:table-cell table:style-name="Table4.A2" office:value-type="string">
            <text:p text:style-name="P49">12</text:p>
          </table:table-cell>
          <table:table-cell table:style-name="Table4.B2" office:value-type="string">
            <text:p text:style-name="P52">Module with bus, class driver, device attributes , compilation Makefile , </text:p>
          </table:table-cell>
        </table:table-row>
        <table:table-row>
          <table:table-cell table:style-name="Table4.A2" office:value-type="string">
            <text:p text:style-name="P49">13</text:p>
          </table:table-cell>
          <table:table-cell table:style-name="Table4.B2" office:value-type="string">
            <text:p text:style-name="P52">Module resource / io resource, compilation Makefile</text:p>
          </table:table-cell>
        </table:table-row>
        <table:table-row>
          <table:table-cell table:style-name="Table4.A2" office:value-type="string">
            <text:p text:style-name="P49">14</text:p>
          </table:table-cell>
          <table:table-cell table:style-name="Table4.B2" office:value-type="string">
            <text:p text:style-name="P52">Module : PCI Client driver: Information</text:p>
          </table:table-cell>
        </table:table-row>
        <table:table-row>
          <table:table-cell table:style-name="Table4.A2" office:value-type="string">
            <text:p text:style-name="P49">15</text:p>
          </table:table-cell>
          <table:table-cell table:style-name="Table4.B2" office:value-type="string">
            <text:p text:style-name="P52">Module : USB Client driver: Information</text:p>
          </table:table-cell>
        </table:table-row>
        <table:table-row>
          <table:table-cell table:style-name="Table4.A2" office:value-type="string">
            <text:p text:style-name="P49">16</text:p>
          </table:table-cell>
          <table:table-cell table:style-name="Table4.B2" office:value-type="string">
            <text:p text:style-name="P52">Module : I2C,SPI Client driver: Information</text:p>
          </table:table-cell>
        </table:table-row>
        <table:table-row>
          <table:table-cell table:style-name="Table4.A2" office:value-type="string">
            <text:p text:style-name="P49">17</text:p>
          </table:table-cell>
          <table:table-cell table:style-name="Table4.B2" office:value-type="string">
            <text:p text:style-name="P49"><text:span text:style-name="T19">Char Module(dynamic device number) with file operations: open,release,read,write,lseek,ioctl,</text:span><text:span text:style-name="T4">mmap</text:span><text:span text:style-name="T19">: locking semaphore,complete, wait queue</text:span></text:p>
          </table:table-cell>
        </table:table-row>
        <table:table-row>
          <table:table-cell table:style-name="Table4.A2" office:value-type="string">
            <text:p text:style-name="P49">18</text:p>
          </table:table-cell>
          <table:table-cell table:style-name="Table4.B2" office:value-type="string">
            <text:p text:style-name="P49">Module: memory allocation methods: kmalloc, vmalloc, free page</text:p>
          </table:table-cell>
        </table:table-row>
        <table:table-row>
          <table:table-cell table:style-name="Table4.A2" office:value-type="string">
            <text:p text:style-name="P49">19</text:p>
          </table:table-cell>
          <table:table-cell table:style-name="Table4.B2" office:value-type="string">
            <text:p text:style-name="P49">Module: dma memory allocation methods</text:p>
          </table:table-cell>
        </table:table-row>
      </table:table>
      <text:p text:style-name="P53"/>
      <text:p text:style-name="P53"/>
      <text:p text:style-name="P53"/>
      <text:h text:style-name="Heading_20_1" text:outline-level="1"><text:bookmark-start text:name="__RefHeading__4476_772377910"/>KERNEL : DRIVERS DIRECTORY:<text:bookmark-end text:name="__RefHeading__4476_772377910"/></text:h>
      <table:table table:name="Table18" table:style-name="Table18">
        <table:table-column table:style-name="Table18.A"/>
        <table:table-column table:style-name="Table18.B"/>
        <table:table-row>
          <table:table-cell table:style-name="Table18.A1" office:value-type="string">
            <text:p text:style-name="P17">kernel directory structure: </text:p>
          </table:table-cell>
          <table:table-cell table:style-name="Table18.B1" office:value-type="string">
            <text:p text:style-name="P17">arch , block , crypto, </text:p>
            <text:p text:style-name="P17">Documentation , drivers, firmware, fs, include, init,ipc, </text:p>
            <text:p text:style-name="P17">kernel, mm, net, </text:p>
            <text:p text:style-name="P17">samples, security, sound, scipts,</text:p>
            <text:p text:style-name="P17">tools, user,virt <text:s text:c="2"/></text:p>
          </table:table-cell>
        </table:table-row>
        <table:table-row>
          <table:table-cell table:style-name="Table18.A2" office:value-type="string">
            <text:p text:style-name="P17">irqchip drivers(controller) </text:p>
          </table:table-cell>
          <table:table-cell table:style-name="Table18.B2" office:value-type="string">
            <text:p text:style-name="P17">drivers/irqchip </text:p>
          </table:table-cell>
        </table:table-row>
        <table:table-row>
          <table:table-cell table:style-name="Table18.A2" office:value-type="string">
            <text:p text:style-name="P17">pinctrl drivers directory(controller) </text:p>
          </table:table-cell>
          <table:table-cell table:style-name="Table18.B2" office:value-type="string">
            <text:p text:style-name="P17">drivers/pinctrl/ </text:p>
          </table:table-cell>
        </table:table-row>
        <table:table-row>
          <table:table-cell table:style-name="Table18.A2" office:value-type="string">
            <text:p text:style-name="P17">i2c drivers directory(controller) </text:p>
          </table:table-cell>
          <table:table-cell table:style-name="Table18.B2" office:value-type="string">
            <text:p text:style-name="P17"><text:s text:c="2"/>drivers/i2c </text:p>
          </table:table-cell>
        </table:table-row>
        <table:table-row>
          <table:table-cell table:style-name="Table18.A2" office:value-type="string">
            <text:p text:style-name="P17">spi drivers directory(controller) </text:p>
          </table:table-cell>
          <table:table-cell table:style-name="Table18.B2" office:value-type="string">
            <text:p text:style-name="P17">drivers/spi </text:p>
          </table:table-cell>
        </table:table-row>
        <table:table-row>
          <table:table-cell table:style-name="Table18.A2" office:value-type="string">
            <text:p text:style-name="P17">gpio drivers directory(controller) </text:p>
          </table:table-cell>
          <table:table-cell table:style-name="Table18.B2" office:value-type="string">
            <text:p text:style-name="P17">drivers/gpio </text:p>
          </table:table-cell>
        </table:table-row>
        <table:table-row>
          <table:table-cell table:style-name="Table18.A2" office:value-type="string">
            <text:p text:style-name="P17">Video drivers core directory(controller) </text:p>
          </table:table-cell>
          <table:table-cell table:style-name="Table18.B2" office:value-type="string">
            <text:p text:style-name="P17"><text:s/>drivers/media/v4l2-core </text:p>
          </table:table-cell>
        </table:table-row>
        <table:table-row>
          <table:table-cell table:style-name="Table18.A2" office:value-type="string">
            <text:p text:style-name="P17">media controller directory </text:p>
          </table:table-cell>
          <table:table-cell table:style-name="Table18.B2" office:value-type="string">
            <text:p text:style-name="P3">drivers/media/ </text:p>
            <text:p text:style-name="P17"><text:s text:c="3"/>files: media-device.c media-devnode.c media-entity.c </text:p>
          </table:table-cell>
        </table:table-row>
        <text:soft-page-break/>
        <table:table-row>
          <table:table-cell table:style-name="Table18.A2" office:value-type="string">
            <text:p text:style-name="P17">input subsystem directory </text:p>
          </table:table-cell>
          <table:table-cell table:style-name="Table18.B2" office:value-type="string">
            <text:p text:style-name="P3">drivers/input </text:p>
            <text:p text:style-name="P17">drivers/input/touchscreen </text:p>
          </table:table-cell>
        </table:table-row>
        <table:table-row>
          <table:table-cell table:style-name="Table18.A2" office:value-type="string">
            <text:p text:style-name="P17">rtc subsystem(controller) </text:p>
          </table:table-cell>
          <table:table-cell table:style-name="Table18.B2" office:value-type="string">
            <text:p text:style-name="P17">drivers/rtc </text:p>
          </table:table-cell>
        </table:table-row>
        <table:table-row>
          <table:table-cell table:style-name="Table18.A2" office:value-type="string">
            <text:p text:style-name="P17">mmc susbsytem(controller) </text:p>
          </table:table-cell>
          <table:table-cell table:style-name="Table18.B2" office:value-type="string">
            <text:p text:style-name="P17">drivers/mmc </text:p>
          </table:table-cell>
        </table:table-row>
        <table:table-row>
          <table:table-cell table:style-name="Table18.A2" office:value-type="string">
            <text:p text:style-name="P17">serial driver (controller) </text:p>
          </table:table-cell>
          <table:table-cell table:style-name="Table18.B2" office:value-type="string">
            <text:p text:style-name="P17">drivers/tty</text:p>
          </table:table-cell>
        </table:table-row>
        <table:table-row>
          <table:table-cell table:style-name="Table18.A2" office:value-type="string">
            <text:p text:style-name="P15"/>
          </table:table-cell>
          <table:table-cell table:style-name="Table18.B2" office:value-type="string">
            <text:p text:style-name="P15"/>
          </table:table-cell>
        </table:table-row>
        <table:table-row>
          <table:table-cell table:style-name="Table18.A2" office:value-type="string">
            <text:p text:style-name="P15"/>
          </table:table-cell>
          <table:table-cell table:style-name="Table18.B2" office:value-type="string">
            <text:p text:style-name="P15"/>
          </table:table-cell>
        </table:table-row>
        <table:table-row>
          <table:table-cell table:style-name="Table18.A2" office:value-type="string">
            <text:p text:style-name="P15"/>
          </table:table-cell>
          <table:table-cell table:style-name="Table18.B2" office:value-type="string">
            <text:p text:style-name="P15"/>
          </table:table-cell>
        </table:table-row>
      </table:table>
      <text:p text:style-name="P53"/>
      <text:p text:style-name="P53"/>
      <text:h text:style-name="Heading_20_1" text:outline-level="1"><text:bookmark-start text:name="__RefHeading__3290_304795437"/>LDD3 : <text:s/><text:span text:style-name="T25">Kernel Export Functions</text:span><text:bookmark-end text:name="__RefHeading__3290_304795437"/></text:h>
      <text:p text:style-name="Text_20_body"/>
      <table:table table:name="Table27" table:style-name="Table27">
        <table:table-column table:style-name="Table27.A"/>
        <table:table-column table:style-name="Table27.B"/>
        <table:table-column table:style-name="Table27.C"/>
        <table:table-row>
          <table:table-cell table:style-name="Table27.A1" office:value-type="string">
            <text:p text:style-name="P35">S.NO</text:p>
          </table:table-cell>
          <table:table-cell table:style-name="Table27.A1" office:value-type="string">
            <text:p text:style-name="P35">EXPORT FUNCTION</text:p>
          </table:table-cell>
          <table:table-cell table:style-name="Table27.C1" office:value-type="string">
            <text:p text:style-name="P35">FILE NAME </text:p>
          </table:table-cell>
        </table:table-row>
        <table:table-row>
          <table:table-cell table:style-name="Table27.A2" office:value-type="string">
            <text:p text:style-name="P22">1</text:p>
          </table:table-cell>
          <table:table-cell table:style-name="Table27.A2" office:value-type="string">
            <text:p text:style-name="P18">register_chrdev_region </text:p>
            <text:p text:style-name="P19">alloc_chrdev_region</text:p>
            <text:p text:style-name="P18">unregister_chrdev_region </text:p>
            <text:p text:style-name="P18"/>
            <text:p text:style-name="P19">cdev_alloc</text:p>
            <text:p text:style-name="P18">cdev_init</text:p>
            <text:p text:style-name="P19">cdev_add</text:p>
            <text:p text:style-name="P18">cdev_del</text:p>
          </table:table-cell>
          <table:table-cell table:style-name="Table27.C2" office:value-type="string">
            <text:p text:style-name="P20">fs/char_dev.c</text:p>
          </table:table-cell>
        </table:table-row>
        <table:table-row>
          <table:table-cell table:style-name="Table27.A2" office:value-type="string">
            <text:p text:style-name="P22">2</text:p>
          </table:table-cell>
          <table:table-cell table:style-name="Table27.A2" office:value-type="string">
            <text:p text:style-name="P8">Insmod , <text:span text:style-name="T37">rmmod</text:span></text:p>
          </table:table-cell>
          <table:table-cell table:style-name="Table27.C2" office:value-type="string">
            <text:p text:style-name="P8">kernel/module.c</text:p>
          </table:table-cell>
        </table:table-row>
        <table:table-row>
          <table:table-cell table:style-name="Table27.A2" office:value-type="string">
            <text:p text:style-name="P21">3</text:p>
          </table:table-cell>
          <table:table-cell table:style-name="Table27.A2" office:value-type="string">
            <text:p text:style-name="P11">request_threaded_irq, free_irq</text:p>
          </table:table-cell>
          <table:table-cell table:style-name="Table27.C2" office:value-type="string">
            <text:p text:style-name="P8">kernel/irq/manage.c</text:p>
          </table:table-cell>
        </table:table-row>
        <table:table-row>
          <table:table-cell table:style-name="Table27.A2" office:value-type="string">
            <text:p text:style-name="P22">4</text:p>
          </table:table-cell>
          <table:table-cell table:style-name="Table27.A2" office:value-type="string">
            <text:p text:style-name="P21">up,down,down_interruptible,down_killable,down_trylock, down_timeout</text:p>
          </table:table-cell>
          <table:table-cell table:style-name="Table27.C2" office:value-type="string">
            <text:p text:style-name="P21">kernel/locking/semaphore.c</text:p>
          </table:table-cell>
        </table:table-row>
        <table:table-row>
          <table:table-cell table:style-name="Table27.A2" office:value-type="string">
            <text:p text:style-name="P22">5</text:p>
          </table:table-cell>
          <table:table-cell table:style-name="Table27.A2" office:value-type="string">
            <text:p text:style-name="P23">mutex_unlock,mutex_trylock,mutex_lock</text:p>
          </table:table-cell>
          <table:table-cell table:style-name="Table27.C2" office:value-type="string">
            <text:p text:style-name="P23">kernel/locking/mutex.c</text:p>
          </table:table-cell>
        </table:table-row>
        <table:table-row>
          <table:table-cell table:style-name="Table27.A2" office:value-type="string">
            <text:p text:style-name="P22">6</text:p>
          </table:table-cell>
          <table:table-cell table:style-name="Table27.A2" office:value-type="string">
            <text:p text:style-name="P24">fork,vfork,clone</text:p>
          </table:table-cell>
          <table:table-cell table:style-name="Table27.C2" office:value-type="string">
            <text:p text:style-name="P24">kernel/fork.c</text:p>
          </table:table-cell>
        </table:table-row>
        <table:table-row>
          <table:table-cell table:style-name="Table27.A2" office:value-type="string">
            <text:p text:style-name="P22">7</text:p>
          </table:table-cell>
          <table:table-cell table:style-name="Table27.A2" office:value-type="string">
            <text:p text:style-name="P24">tasklet_init, tasklet_kill, __tasklet_schedule, __tasklet_hi_schedule, irq_exit (invoke_softirq)</text:p>
          </table:table-cell>
          <table:table-cell table:style-name="Table27.C2" office:value-type="string">
            <text:p text:style-name="P24">kernel/softirq.c</text:p>
          </table:table-cell>
        </table:table-row>
        <table:table-row>
          <table:table-cell table:style-name="Table27.A2" office:value-type="string">
            <text:p text:style-name="P22">8</text:p>
          </table:table-cell>
          <table:table-cell table:style-name="Table27.A2" office:value-type="string">
            <text:p text:style-name="P25">__init_work, destroy_work_on_stack, <text:soft-page-break/>queue_work_on, queue_delayed_work_on, flush_workqueue, flush_work</text:p>
          </table:table-cell>
          <table:table-cell table:style-name="Table27.C2" office:value-type="string">
            <text:p text:style-name="P25">kernel/workqueue.c</text:p>
          </table:table-cell>
        </table:table-row>
        <table:table-row>
          <table:table-cell table:style-name="Table27.A2" office:value-type="string">
            <text:p text:style-name="P22">9</text:p>
          </table:table-cell>
          <table:table-cell table:style-name="Table27.A2" office:value-type="string">
            <text:p text:style-name="P27">Kmalloc, kfress, kzfree</text:p>
          </table:table-cell>
          <table:table-cell table:style-name="Table27.C2" office:value-type="string">
            <text:p text:style-name="P26"><text:s/><text:span text:style-name="T38">mm/slab_common.c</text:span></text:p>
          </table:table-cell>
        </table:table-row>
        <table:table-row>
          <table:table-cell table:style-name="Table27.A2" office:value-type="string">
            <text:p text:style-name="P22">10</text:p>
          </table:table-cell>
          <table:table-cell table:style-name="Table27.A2" office:value-type="string">
            <text:p text:style-name="P27">Vmalloc, vfree</text:p>
          </table:table-cell>
          <table:table-cell table:style-name="Table27.C2" office:value-type="string">
            <text:p text:style-name="P27">mm/vmalloc.c</text:p>
          </table:table-cell>
        </table:table-row>
        <table:table-row>
          <table:table-cell table:style-name="Table27.A2" office:value-type="string">
            <text:p text:style-name="P22">11</text:p>
          </table:table-cell>
          <table:table-cell table:style-name="Table27.A2" office:value-type="string">
            <text:p text:style-name="P29">init_completion, wait_for_completion, complete, complete_all</text:p>
          </table:table-cell>
          <table:table-cell table:style-name="Table27.C2" office:value-type="string">
            <text:p text:style-name="P28">kernel/sched/completion.c</text:p>
          </table:table-cell>
        </table:table-row>
        <table:table-row>
          <table:table-cell table:style-name="Table27.A2" office:value-type="string">
            <text:p text:style-name="P48">12</text:p>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P48">13</text:p>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P48">14</text:p>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P48">15</text:p>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P48">16</text:p>
          </table:table-cell>
          <table:table-cell table:style-name="Table27.A2" office:value-type="string">
            <text:p text:style-name="Table_20_Contents"/>
          </table:table-cell>
          <table:table-cell table:style-name="Table27.C2" office:value-type="string">
            <text:p text:style-name="Table_20_Contents"/>
          </table:table-cell>
        </table:table-row>
      </table:table>
      <text:p text:style-name="Text_20_body"/>
      <text:p text:style-name="P65">Module:</text:p>
      <text:p text:style-name="P65"/>
      <table:table table:name="Table13" table:style-name="Table13">
        <table:table-column table:style-name="Table13.A"/>
        <table:table-column table:style-name="Table13.B"/>
        <table:table-row>
          <table:table-cell table:style-name="Table13.A1" office:value-type="string">
            <text:p text:style-name="P32">Module state </text:p>
            <text:p text:style-name="P36">[include/linux/module.h]</text:p>
          </table:table-cell>
          <table:table-cell table:style-name="Table13.B1" office:value-type="string">
            <text:p text:style-name="P31">enum module_state { </text:p>
            <text:p text:style-name="P31"><text:s text:c="2"/>MODULE_STATE_LIVE, <text:s text:c="5"/>/* Normal state. */ </text:p>
            <text:p text:style-name="P31"><text:s text:c="2"/>MODULE_STATE_COMING, <text:s text:c="3"/>/* Full formed, running module_init. */ </text:p>
            <text:p text:style-name="P31"><text:s text:c="2"/>MODULE_STATE_GOING, <text:s text:c="4"/>/* Going away. */ </text:p>
            <text:p text:style-name="P31"><text:s text:c="2"/>MODULE_STATE_UNFORMED, <text:s/>/* Still setting it up. */ </text:p>
            <text:p text:style-name="P31">};</text:p>
          </table:table-cell>
        </table:table-row>
        <table:table-row>
          <table:table-cell table:style-name="Table13.A2" office:value-type="string">
            <text:p text:style-name="P32">struct module </text:p>
            <text:p text:style-name="P36">[include/linux/module.h]</text:p>
          </table:table-cell>
          <table:table-cell table:style-name="Table13.B2" office:value-type="string">
            <text:p text:style-name="P31">struct module { </text:p>
            <text:p text:style-name="P31"><text:s text:c="8"/><text:span text:style-name="T2">enum module_state state; </text:span></text:p>
            <text:p text:style-name="P31"/>
            <text:p text:style-name="P31"><text:s text:c="8"/>/* Member of list of modules */ </text:p>
            <text:p text:style-name="P31"><text:s text:c="8"/>struct list_head list; </text:p>
            <text:p text:style-name="P31"/>
            <text:p text:style-name="P31"><text:s text:c="8"/>/* Unique handle for this module */ </text:p>
            <text:p text:style-name="P31"><text:s text:c="8"/>char name[MODULE_NAME_LEN]; </text:p>
            <text:p text:style-name="P31"/>
            <text:p text:style-name="P31"><text:s text:c="4"/><text:span text:style-name="T2"><text:s text:c="4"/>/* Startup function. */ </text:span></text:p>
            <text:p text:style-name="P32"><text:s text:c="8"/>int (*init)(void); </text:p>
            <text:p text:style-name="P31"/>
            <text:p text:style-name="P31"><text:s text:c="5"/><text:span text:style-name="T2"><text:s text:c="3"/>/* Destruction function. */ </text:span></text:p>
            <text:p text:style-name="P32"><text:s text:c="8"/>void (*exit)(void); </text:p>
            <text:p text:style-name="P31">}</text:p>
          </table:table-cell>
        </table:table-row>
        <table:table-row>
          <table:table-cell table:style-name="Table13.A2" office:value-type="string">
            <text:p text:style-name="P32">module_init and module_exit</text:p>
          </table:table-cell>
          <table:table-cell table:style-name="Table13.B2" office:value-type="string">
            <text:p text:style-name="P36">/* Each module must use one module_init(). */ </text:p>
            <text:p text:style-name="P36">#define module_init(initfn) <text:s text:c="36"/>\ </text:p>
            <text:p text:style-name="P36"><text:s text:c="8"/>static inline initcall_t __maybe_unused __inittest(void) <text:s text:c="15"/>\ </text:p>
            <text:p text:style-name="P36"><text:s text:c="8"/>{ return initfn; } <text:s text:c="37"/>\ </text:p>
            <text:p text:style-name="P36"><text:soft-page-break/><text:s text:c="7"/><text:span text:style-name="T2"><text:s/>int init_module(void) __attribute__((alias(#initfn))); </text:span></text:p>
            <text:p text:style-name="P36"/>
            <text:p text:style-name="P36">/* This is only required if you want to be unloadable. */ </text:p>
            <text:p text:style-name="P36">#define module_exit(exitfn) <text:s text:c="36"/>\ </text:p>
            <text:p text:style-name="P36"><text:s text:c="8"/>static inline exitcall_t __maybe_unused __exittest(void) <text:s text:c="15"/>\ </text:p>
            <text:p text:style-name="P36"><text:s text:c="8"/>{ return exitfn; } <text:s text:c="37"/>\ </text:p>
            <text:p text:style-name="P36"><text:s text:c="8"/><text:span text:style-name="T2">void cleanup_module(void) __attribute__((alias(#exitfn))); </text:span></text:p>
            <text:p text:style-name="P32"/>
            <text:p text:style-name="P36">#endif </text:p>
          </table:table-cell>
        </table:table-row>
        <table:table-row>
          <table:table-cell table:style-name="Table13.A2" office:value-type="string">
            <text:p text:style-name="P32"/>
          </table:table-cell>
          <table:table-cell table:style-name="Table13.B2" office:value-type="string">
            <text:p text:style-name="P37">/* Generic info of form tag = "info" */ </text:p>
            <text:p text:style-name="P37">#define MODULE_INFO(tag, info) __MODULE_INFO(tag, tag, info) </text:p>
            <text:p text:style-name="P37"/>
            <text:p text:style-name="P37">/* For userspace: you can also call me... */ </text:p>
            <text:p text:style-name="P37">#define MODULE_ALIAS(_alias) MODULE_INFO(alias, _alias) </text:p>
            <text:p text:style-name="P37">#define MODULE_LICENSE(_license) MODUINFO(license, _license) </text:p>
            <text:p text:style-name="P37">#define MODULE_AUTHOR(_author) MODULE_INFO(author, _author) </text:p>
            <text:p text:style-name="P37">#define MODULE_DESCRIPTION(_description) MODULE_INFO(description, _description) </text:p>
          </table:table-cell>
        </table:table-row>
        <table:table-row>
          <table:table-cell table:style-name="Table13.A2" office:value-type="string">
            <text:p text:style-name="P33"><text:span text:style-name="T26">i</text:span>nsmod</text:p>
            <text:p text:style-name="P30">kernel/module.c</text:p>
          </table:table-cell>
          <table:table-cell table:style-name="Table13.B2" office:value-type="string">
            <text:p text:style-name="P37">finit_module,load_module,do_init_module,</text:p>
            <text:p text:style-name="P37"><text:s text:c="2"/>/* Start the module */ </text:p>
            <text:p text:style-name="P37"><text:s text:c="3"/>if (mod-&gt;init != NULL) </text:p>
            <text:p text:style-name="P37"><text:s text:c="16"/>ret = do_one_initcall(mod-&gt;init); </text:p>
          </table:table-cell>
        </table:table-row>
        <table:table-row>
          <table:table-cell table:style-name="Table13.A2" office:value-type="string">
            <text:p text:style-name="P33"><text:span text:style-name="T26">r</text:span>mmod</text:p>
            <text:p text:style-name="P30">kernel/module.c</text:p>
          </table:table-cell>
          <table:table-cell table:style-name="Table13.B2" office:value-type="string">
            <text:p text:style-name="P37">delete_module, <text:s/>find_module</text:p>
            <text:p text:style-name="P37"><text:s/>if (mod-&gt;exit != NULL) </text:p>
            <text:p text:style-name="P37"><text:s text:c="16"/>mod-&gt;exit(); </text:p>
            <text:p text:style-name="P37"/>
            <text:p text:style-name="P37">free_module</text:p>
          </table:table-cell>
        </table:table-row>
        <table:table-row>
          <table:table-cell table:style-name="Table13.A2" office:value-type="string">
            <text:p text:style-name="P32"/>
          </table:table-cell>
          <table:table-cell table:style-name="Table13.B2" office:value-type="string">
            <text:p text:style-name="P38">static struct module_attribute *modinfo_attrs[] = { </text:p>
            <text:p text:style-name="P38"><text:s text:c="8"/>&amp;module_uevent, </text:p>
            <text:p text:style-name="P38"><text:s text:c="8"/>&amp;modinfo_version, </text:p>
            <text:p text:style-name="P38"><text:s text:c="8"/>&amp;modinfo_srcversion, </text:p>
            <text:p text:style-name="P38"><text:s text:c="8"/>&amp;modinfo_initstate, </text:p>
            <text:p text:style-name="P38"><text:s text:c="8"/>&amp;modinfo_coresize, </text:p>
            <text:p text:style-name="P38"><text:s text:c="8"/>&amp;modinfo_initsize, </text:p>
            <text:p text:style-name="P38"><text:s text:c="8"/>&amp;modinfo_taint, </text:p>
            <text:p text:style-name="P38">#ifdef CONFIG_MODULE_UNLOAD </text:p>
            <text:p text:style-name="P38"><text:s text:c="8"/>&amp;modinfo_refcnt, </text:p>
            <text:p text:style-name="P38">#endif </text:p>
            <text:p text:style-name="P38"><text:s text:c="8"/>NULL, </text:p>
            <text:p text:style-name="P38">}; </text:p>
          </table:table-cell>
        </table:table-row>
      </table:table>
      <text:p text:style-name="Text_20_body"/>
      <text:p text:style-name="P65">Char driver</text:p>
      <table:table table:name="Table14" table:style-name="Table14">
        <table:table-column table:style-name="Table14.A"/>
        <table:table-column table:style-name="Table14.B"/>
        <table:table-row>
          <table:table-cell table:style-name="Table14.A1" office:value-type="string">
            <text:p text:style-name="P38">fs/char_dev.c</text:p>
            <text:p text:style-name="P39">include/linux/cdev.h</text:p>
          </table:table-cell>
          <table:table-cell table:style-name="Table14.B1" office:value-type="string">
            <text:p text:style-name="P39">static struct char_device_struct { </text:p>
            <text:p text:style-name="P39"><text:s text:c="8"/>struct char_device_struct *next; </text:p>
            <text:p text:style-name="P39"><text:s text:c="8"/>unsigned int major; </text:p>
            <text:p text:style-name="P39"><text:soft-page-break/><text:s text:c="8"/>unsigned int baseminor; </text:p>
            <text:p text:style-name="P39"><text:s text:c="8"/>int minorct; </text:p>
            <text:p text:style-name="P39"><text:s text:c="8"/>char name[64]; </text:p>
            <text:p text:style-name="P39"><text:s text:c="8"/>struct cdev *cdev; <text:s text:c="13"/>/* will die */ </text:p>
            <text:p text:style-name="P39">} *chrdevs[CHRDEV_MAJOR_HASH_SIZE]; </text:p>
            <text:p text:style-name="P39"/>
            <text:p text:style-name="P39"/>
            <text:p text:style-name="P39">EXPORT_SYMBOL(register_chrdev_region); </text:p>
            <text:p text:style-name="P39">EXPORT_SYMBOL(unregister_chrdev_region); </text:p>
            <text:p text:style-name="P39">EXPORT_SYMBOL(alloc_chrdev_region); </text:p>
            <text:p text:style-name="P39">EXPORT_SYMBOL(cdev_init); </text:p>
            <text:p text:style-name="P39">EXPORT_SYMBOL(cdev_alloc); </text:p>
            <text:p text:style-name="P39">EXPORT_SYMBOL(cdev_del); </text:p>
            <text:p text:style-name="P39">EXPORT_SYMBOL(cdev_add);</text:p>
          </table:table-cell>
        </table:table-row>
        <table:table-row>
          <table:table-cell table:style-name="Table14.A2" office:value-type="string">
            <text:p text:style-name="P40">Open </text:p>
          </table:table-cell>
          <table:table-cell table:style-name="Table14.B2" office:value-type="string">
            <text:p text:style-name="P40">/* </text:p>
            <text:p text:style-name="P40"><text:s/>* Called every time a character special file is opened </text:p>
            <text:p text:style-name="P40"><text:s/>*/ </text:p>
            <text:p text:style-name="P40">static int chrdev_open(struct inode *inode, struct file *filp) </text:p>
          </table:table-cell>
        </table:table-row>
      </table:table>
      <text:p text:style-name="Text_20_body"/>
      <text:p text:style-name="Text_20_body"/>
      <table:table table:name="Table15" table:style-name="Table15">
        <table:table-column table:style-name="Table15.A"/>
        <table:table-column table:style-name="Table15.B"/>
        <table:table-row>
          <table:table-cell table:style-name="Table15.A1" office:value-type="string">
            <text:p text:style-name="P41">copy_to_user, copy_from_user</text:p>
          </table:table-cell>
          <table:table-cell table:style-name="Table15.B1" office:value-type="string">
            <text:p text:style-name="P41">check_copy_size, <text:s text:c="3"/>_copy_to_user, _copy_from_user, access_ok,raw_copy_to_user, raw_copy_from_user, arm_copy_from_user, arm_copy_to_user</text:p>
          </table:table-cell>
        </table:table-row>
        <table:table-row>
          <table:table-cell table:style-name="Table15.A2" office:value-type="string">
            <text:p text:style-name="Table_20_Contents"/>
          </table:table-cell>
          <table:table-cell table:style-name="Table15.B2" office:value-type="string">
            <text:p text:style-name="Table_20_Contents"/>
          </table:table-cell>
        </table:table-row>
      </table:table>
      <text:p text:style-name="Text_20_body"/>
      <text:p text:style-name="P66">Semaphore: locking mechanisam</text:p>
      <table:table table:name="Table16" table:style-name="Table16">
        <table:table-column table:style-name="Table16.A"/>
        <table:table-column table:style-name="Table16.B"/>
        <table:table-row>
          <table:table-cell table:style-name="Table16.A1" office:value-type="string">
            <text:p text:style-name="P42">struct semaphore</text:p>
            <text:p text:style-name="P42">include/linux/semaphore.h</text:p>
          </table:table-cell>
          <table:table-cell table:style-name="Table16.B1" office:value-type="string">
            <text:p text:style-name="P42">struct semaphore { </text:p>
            <text:p text:style-name="P42"><text:s text:c="8"/>raw_spinlock_t <text:s text:c="9"/>lock; </text:p>
            <text:p text:style-name="P42"><text:s text:c="8"/>unsigned int <text:s text:c="11"/>count; </text:p>
            <text:p text:style-name="P42"><text:s text:c="8"/>struct list_head <text:s text:c="7"/>wait_list; </text:p>
            <text:p text:style-name="P42">}; </text:p>
          </table:table-cell>
        </table:table-row>
        <table:table-row>
          <table:table-cell table:style-name="Table16.A2" office:value-type="string">
            <text:p text:style-name="P42">extern void down(struct semaphore *sem); </text:p>
            <text:p text:style-name="P42">extern int down_interruptible(struct semaphore *sem); </text:p>
            <text:p text:style-name="P42">extern int down_killable(struct semaphore *sem); </text:p>
            <text:p text:style-name="P42">extern int down_trylock(struct semaphore *sem); </text:p>
            <text:p text:style-name="P42">extern int down_timeout(struct semaphore *sem, long jiffies); </text:p>
            <text:p text:style-name="P42">extern void up(struct semaphore *sem); </text:p>
            <text:p text:style-name="P34">kernel/locking/semaphore.c</text:p>
          </table:table-cell>
          <table:table-cell table:style-name="Table16.B2" office:value-type="string">
            <text:p text:style-name="P42">#define __SEMAPHORE_INITIALIZER(name, n) <text:s text:c="31"/>\ </text:p>
            <text:p text:style-name="P42">{ <text:s text:c="70"/>\ </text:p>
            <text:p text:style-name="P42"><text:s text:c="8"/>.lock <text:s text:c="10"/>= __RAW_SPIN_LOCK_UNLOCKED((name).lock), <text:s text:c="7"/>\ </text:p>
            <text:p text:style-name="P42"><text:s text:c="8"/>.count <text:s text:c="9"/>= n, <text:s text:c="43"/>\ </text:p>
            <text:p text:style-name="P42"><text:s text:c="8"/>.wait_list <text:s text:c="5"/>= LIST_HEAD_INIT((name).wait_list), <text:s text:c="12"/>\ </text:p>
            <text:p text:style-name="P42">} </text:p>
            <text:p text:style-name="P42"/>
            <text:p text:style-name="P42"><text:soft-page-break/>#define DEFINE_SEMAPHORE(name) <text:s/>\ </text:p>
            <text:p text:style-name="P42"><text:s text:c="8"/>struct semaphore name = __SEMAPHORE_INITIALIZER(name, 1) </text:p>
            <text:p text:style-name="P42"/>
            <text:p text:style-name="P42">static inline void sema_init(struct semaphore *sem, int val) </text:p>
            <text:p text:style-name="P42">{ </text:p>
            <text:p text:style-name="P42"><text:s text:c="8"/>static struct lock_class_key __key; </text:p>
            <text:p text:style-name="P42"><text:s text:c="8"/>*sem = (struct semaphore) __SEMAPHORE_INITIALIZER(*sem, val); </text:p>
            <text:p text:style-name="P42"><text:s text:c="8"/>lockdep_init_map(&amp;sem-&gt;lock.dep_map, "semaphore-&gt;lock", &amp;__key, 0); </text:p>
            <text:p text:style-name="P42">} </text:p>
          </table:table-cell>
        </table:table-row>
        <table:table-row>
          <table:table-cell table:style-name="Table16.A2" office:value-type="string">
            <text:p text:style-name="P42"/>
          </table:table-cell>
          <table:table-cell table:style-name="Table16.B2" office:value-type="string">
            <text:p text:style-name="P42"><text:s/>__down_common(sem, TASK_UNINTERRUPTIBLE, MAX_SCHEDULE_TIMEOUT);</text:p>
            <text:p text:style-name="P42"/>
            <text:p text:style-name="P42">__down_common(sem, TASK_INTERRUPTIBLE, MAX_SCHEDULE_TIMEOUT);</text:p>
            <text:p text:style-name="P42"/>
            <text:p text:style-name="P42">__down_common(sem, TASK_KILLABLE, MAX_SCHEDULE_TIMEOUT);</text:p>
            <text:p text:style-name="P42"/>
            <text:p text:style-name="P42"><text:s/>__down_common(sem, TASK_UNINTERRUPTIBLE, timeout);</text:p>
          </table:table-cell>
        </table:table-row>
        <table:table-row>
          <table:table-cell table:style-name="Table16.A2" office:value-type="string">
            <text:p text:style-name="P42"/>
          </table:table-cell>
          <table:table-cell table:style-name="Table16.B2" office:value-type="string">
            <text:p text:style-name="P43">struct semaphore_waiter { </text:p>
            <text:p text:style-name="P43"><text:s text:c="8"/>struct list_head list; </text:p>
            <text:p text:style-name="P43"><text:s text:c="8"/>struct task_struct *task; </text:p>
            <text:p text:style-name="P43"><text:s text:c="8"/>bool up; </text:p>
            <text:p text:style-name="P43">}; </text:p>
          </table:table-cell>
        </table:table-row>
        <table:table-row>
          <table:table-cell table:style-name="Table16.A2" office:value-type="string">
            <text:p text:style-name="P42"/>
          </table:table-cell>
          <table:table-cell table:style-name="Table16.B2" office:value-type="string">
            <text:p text:style-name="P43">static noinline void __sched __up(struct semaphore *sem) </text:p>
            <text:p text:style-name="P43">{ </text:p>
            <text:p text:style-name="P43"><text:s text:c="8"/>struct semaphore_waiter *waiter = list_first_entry(&amp;sem-&gt;wait_list, </text:p>
            <text:p text:style-name="P43"><text:s text:c="48"/>struct semaphore_waiter, list); </text:p>
            <text:p text:style-name="P43"><text:s text:c="8"/>list_del(&amp;waiter-&gt;list); </text:p>
            <text:p text:style-name="P43"><text:s text:c="8"/>waiter-&gt;up = true; </text:p>
            <text:p text:style-name="P43"><text:s text:c="8"/>wake_up_process(waiter-&gt;task); </text:p>
            <text:p text:style-name="P43">} </text:p>
          </table:table-cell>
        </table:table-row>
        <table:table-row>
          <table:table-cell table:style-name="Table16.A2" office:value-type="string">
            <text:p text:style-name="P42"/>
          </table:table-cell>
          <table:table-cell table:style-name="Table16.B2" office:value-type="string">
            <text:p text:style-name="P43">* down_trylock - try to acquire the semaphore, without waiting </text:p>
            <text:p text:style-name="P43"><text:s/>* @sem: the semaphore to be acquired </text:p>
            <text:p text:style-name="P43"><text:s/>* </text:p>
            <text:p text:style-name="P43"><text:s/>* Try to acquire the semaphore atomically. <text:s/><text:soft-page-break/>Returns 0 if the semaphore has </text:p>
            <text:p text:style-name="P43"><text:s/>* been acquired successfully or 1 if it it cannot be acquired. </text:p>
          </table:table-cell>
        </table:table-row>
      </table:table>
      <text:p text:style-name="P70"/>
      <text:p text:style-name="Text_20_body"/>
      <table:table table:name="Table17" table:style-name="Table17">
        <table:table-column table:style-name="Table17.A"/>
        <table:table-column table:style-name="Table17.B"/>
        <table:table-row>
          <table:table-cell table:style-name="Table17.A1" office:value-type="string">
            <text:p text:style-name="P43">include/linux/spinlock.h -</text:p>
          </table:table-cell>
          <table:table-cell table:style-name="Table17.B1" office:value-type="string">
            <text:p text:style-name="P43"><text:s/>generic spinlock/rwlock <text:s/>declarations </text:p>
          </table:table-cell>
        </table:table-row>
        <table:table-row>
          <table:table-cell table:style-name="Table17.A2" office:value-type="string">
            <text:p text:style-name="P43">include/linux/spinlock_types.h</text:p>
          </table:table-cell>
          <table:table-cell table:style-name="Table17.B2" office:value-type="string">
            <text:p text:style-name="P43">typedef struct spinlock { </text:p>
            <text:p text:style-name="P43"><text:s text:c="8"/>union { </text:p>
            <text:p text:style-name="P43"><text:s text:c="16"/>struct raw_spinlock rlock; </text:p>
            <text:p text:style-name="P43"><text:s text:c="7"/>}; </text:p>
            <text:p text:style-name="P43">} spinlock_t; </text:p>
            <text:p text:style-name="P43"/>
            <text:p text:style-name="P43">#define __SPIN_LOCK_INITIALIZER(lockname) \ </text:p>
            <text:p text:style-name="P43"><text:s text:c="8"/>{ { .rlock = __RAW_SPIN_LOCK_INITIALIZER(lockname) } } </text:p>
            <text:p text:style-name="P43"/>
            <text:p text:style-name="P43">#define __SPIN_LOCK_UNLOCKED(lockname) \ </text:p>
            <text:p text:style-name="P43"><text:s text:c="8"/>(spinlock_t ) __SPIN_LOCK_INITIALIZER(lockname) </text:p>
            <text:p text:style-name="P43"/>
            <text:p text:style-name="P43">#define DEFINE_SPINLOCK(x) <text:s text:c="5"/>spinlock_t x = __SPIN_LOCK_UNLOCKED(x) </text:p>
          </table:table-cell>
        </table:table-row>
        <table:table-row>
          <table:table-cell table:style-name="Table17.A2" office:value-type="string">
            <text:p text:style-name="Table_20_Contents"/>
          </table:table-cell>
          <table:table-cell table:style-name="Table17.B2" office:value-type="string">
            <text:p text:style-name="P43"/>
          </table:table-cell>
        </table:table-row>
      </table:table>
      <text:p text:style-name="Text_20_body"/>
      <text:p text:style-name="Text_20_body"/>
      <text:p text:style-name="Text_20_body"/>
      <text:p text:style-name="P67">Completion:</text:p>
      <text:p text:style-name="P68">Waiting for completion is a typically sync point, but not an exclusion point</text:p>
      <table:table table:name="Table19" table:style-name="Table19">
        <table:table-column table:style-name="Table19.A"/>
        <table:table-column table:style-name="Table19.B"/>
        <table:table-row>
          <table:table-cell table:style-name="Table19.A1" office:value-type="string">
            <text:p text:style-name="P44">struct completion </text:p>
            <text:p text:style-name="P47">kernel/sched/completion.c</text:p>
          </table:table-cell>
          <table:table-cell table:style-name="Table19.B1" office:value-type="string">
            <text:p text:style-name="P44">struct completion { </text:p>
            <text:p text:style-name="P44"><text:s text:c="8"/>unsigned int done; </text:p>
            <text:p text:style-name="P44"><text:s text:c="8"/>wait_queue_head_t wait; </text:p>
            <text:p text:style-name="P44">}; </text:p>
          </table:table-cell>
        </table:table-row>
        <table:table-row>
          <table:table-cell table:style-name="Table19.A2" office:value-type="string">
            <text:p text:style-name="P44">#define init_completion(x) __init_completion(x)</text:p>
          </table:table-cell>
          <table:table-cell table:style-name="Table19.B2" office:value-type="string">
            <text:p text:style-name="P44">static inline void __init_completion(struct completion *x) </text:p>
            <text:p text:style-name="P44">{ </text:p>
            <text:p text:style-name="P44"><text:s text:c="8"/>x-&gt;done = 0; </text:p>
            <text:p text:style-name="P44"><text:s text:c="8"/>init_waitqueue_head(&amp;x-&gt;wait); </text:p>
            <text:p text:style-name="P44">} </text:p>
          </table:table-cell>
        </table:table-row>
        <text:soft-page-break/>
        <table:table-row>
          <table:table-cell table:style-name="Table19.A2" office:value-type="string">
            <text:p text:style-name="P44"/>
          </table:table-cell>
          <table:table-cell table:style-name="Table19.B2" office:value-type="string">
            <text:p text:style-name="P44">void complete(struct completion *x) </text:p>
            <text:p text:style-name="P44">{ </text:p>
            <text:p text:style-name="P44"><text:s text:c="8"/>unsigned long flags; </text:p>
            <text:p text:style-name="P44"/>
            <text:p text:style-name="P44"><text:s text:c="8"/>spin_lock_irqsave(&amp;x-&gt;wait.lock, flags); </text:p>
            <text:p text:style-name="P44"/>
            <text:p text:style-name="P44"><text:s text:c="8"/>if (x-&gt;done != UINT_MAX) </text:p>
            <text:p text:style-name="P44"><text:s text:c="16"/>x-&gt;done++; </text:p>
            <text:p text:style-name="P44"><text:s text:c="8"/><text:span text:style-name="T2">__wake_up_locked(&amp;x-&gt;wait, TASK_NORMAL, 1); </text:span></text:p>
            <text:p text:style-name="P44"><text:s text:c="8"/>spin_unlock_irqrestore(&amp;x-&gt;wait.lock, flags); </text:p>
            <text:p text:style-name="P44">} </text:p>
            <text:p text:style-name="P44">EXPORT_SYMBOL(complete); </text:p>
            <text:p text:style-name="P44"/>
            <text:p text:style-name="P44">__wake_up_common ====&gt; </text:p>
          </table:table-cell>
        </table:table-row>
        <table:table-row>
          <table:table-cell table:style-name="Table19.A2" office:value-type="string">
            <text:p text:style-name="P44"/>
          </table:table-cell>
          <table:table-cell table:style-name="Table19.B2" office:value-type="string">
            <text:p text:style-name="P45">wait_for_common,__wait_for_common,do_wait_for_common</text:p>
            <text:p text:style-name="P45">void __sched wait_for_completion(struct completion *x) </text:p>
            <text:p text:style-name="P45">{ </text:p>
            <text:p text:style-name="P45"><text:s text:c="8"/>wait_for_common(x, MAX_SCHEDULE_TIMEOUT, TASK_UNINTERRUPTIBLE); </text:p>
            <text:p text:style-name="P45">} </text:p>
            <text:p text:style-name="P45">EXPORT_SYMBOL(wait_for_completion); </text:p>
          </table:table-cell>
        </table:table-row>
      </table:table>
      <text:p text:style-name="Text_20_body"/>
      <text:p text:style-name="Text_20_body"/>
      <text:p text:style-name="P69">Wait queue:</text:p>
      <table:table table:name="Table20" table:style-name="Table20">
        <table:table-column table:style-name="Table20.A"/>
        <table:table-column table:style-name="Table20.B"/>
        <table:table-row>
          <table:table-cell table:style-name="Table20.A1" office:value-type="string">
            <text:p text:style-name="P47">kernel/sched/wait.c</text:p>
          </table:table-cell>
          <table:table-cell table:style-name="Table20.B1" office:value-type="string">
            <text:p text:style-name="P46">struct wait_queue_head { </text:p>
            <text:p text:style-name="P46"><text:s text:c="8"/>spinlock_t <text:s text:c="13"/>lock; </text:p>
            <text:p text:style-name="P46"><text:s text:c="8"/>struct list_head <text:s text:c="7"/>head; </text:p>
            <text:p text:style-name="P46">}; </text:p>
            <text:p text:style-name="P46">typedef struct wait_queue_head wait_queue_head_t; </text:p>
          </table:table-cell>
        </table:table-row>
        <table:table-row>
          <table:table-cell table:style-name="Table20.A2" office:value-type="string">
            <text:p text:style-name="Table_20_Contents"/>
          </table:table-cell>
          <table:table-cell table:style-name="Table20.B2" office:value-type="string">
            <text:p text:style-name="P46">#define init_waitqueue_head(wq_head) <text:s text:c="43"/>\ </text:p>
            <text:p text:style-name="P46"><text:s text:c="8"/>do { <text:s text:c="67"/>\ </text:p>
            <text:p text:style-name="P46"><text:s text:c="16"/>static struct lock_class_key __key; <text:s text:c="28"/>\ </text:p>
            <text:p text:style-name="P46"><text:s text:c="80"/>\ </text:p>
            <text:p text:style-name="P46"><text:s text:c="16"/>__init_waitqueue_head((wq_head), #wq_head, &amp;__key); <text:s text:c="12"/>\ </text:p>
            <text:p text:style-name="P46"><text:s text:c="8"/>} while (0) </text:p>
            <text:p text:style-name="Table_20_Contents"><text:soft-page-break/></text:p>
          </table:table-cell>
        </table:table-row>
        <table:table-row>
          <table:table-cell table:style-name="Table20.A2" office:value-type="string">
            <text:p text:style-name="Table_20_Contents"/>
          </table:table-cell>
          <table:table-cell table:style-name="Table20.B2" office:value-type="string">
            <text:p text:style-name="P46">void __init_waitqueue_head(struct wait_queue_head *wq_head, const char *name, struct lock_class_key *key) </text:p>
            <text:p text:style-name="P46">{ </text:p>
            <text:p text:style-name="P46"><text:s text:c="8"/>spin_lock_init(&amp;wq_head-&gt;lock); </text:p>
            <text:p text:style-name="P46"><text:s text:c="8"/>lockdep_set_class_and_name(&amp;wq_head-&gt;lock, key, name); </text:p>
            <text:p text:style-name="P46"><text:s text:c="8"/>INIT_LIST_HEAD(&amp;wq_head-&gt;head); </text:p>
            <text:p text:style-name="P46">} </text:p>
          </table:table-cell>
        </table:table-row>
        <table:table-row>
          <table:table-cell table:style-name="Table20.A2" office:value-type="string">
            <text:p text:style-name="Table_20_Contents"/>
          </table:table-cell>
          <table:table-cell table:style-name="Table20.B2" office:value-type="string">
            <text:p text:style-name="Table_20_Contents"/>
            <text:p text:style-name="P46">#define wake_up(x) <text:s text:c="21"/>__wake_up(x, TASK_NORMAL, 1, NULL)</text:p>
            <text:p text:style-name="P46"/>
            <text:p text:style-name="P46">__wake_up_common_lock</text:p>
            <text:p text:style-name="P46">__wake_up_common</text:p>
          </table:table-cell>
        </table:table-row>
        <table:table-row>
          <table:table-cell table:style-name="Table20.A2" office:value-type="string">
            <text:p text:style-name="Table_20_Contents"/>
          </table:table-cell>
          <table:table-cell table:style-name="Table20.B2" office:value-type="string">
            <text:p text:style-name="Table_20_Contents"/>
          </table:table-cell>
        </table:table-row>
      </table:table>
      <text:p text:style-name="Text_20_body"/>
      <text:p text:style-name="Text_20_body"/>
      <text:p text:style-name="Text_20_body"/>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6">Function call</text:p>
          </table:table-cell>
          <table:table-cell table:style-name="Table10.A1" office:value-type="string">
            <text:p text:style-name="P5"><text:s/><text:span text:style-name="T22">located</text:span></text:p>
          </table:table-cell>
          <table:table-cell table:style-name="Table10.C1" office:value-type="string">
            <text:p text:style-name="P6">Code flow / <text:span text:style-name="T24">used</text:span></text:p>
          </table:table-cell>
        </table:table-row>
        <table:table-row>
          <table:table-cell table:style-name="Table10.A2" office:value-type="string">
            <text:p text:style-name="P8">insmod</text:p>
          </table:table-cell>
          <table:table-cell table:style-name="Table10.A2" office:value-type="string">
            <text:p text:style-name="P8"/>
          </table:table-cell>
          <table:table-cell table:style-name="Table10.C2" office:value-type="string">
            <text:p text:style-name="P8">finit_module, copy_module, mod-&gt;init</text:p>
          </table:table-cell>
        </table:table-row>
        <table:table-row>
          <table:table-cell table:style-name="Table10.A2" office:value-type="string">
            <text:p text:style-name="P8">rmmod</text:p>
          </table:table-cell>
          <table:table-cell table:style-name="Table10.A2" office:value-type="string">
            <text:p text:style-name="P8">kernel/module.c</text:p>
          </table:table-cell>
          <table:table-cell table:style-name="Table10.C2" office:value-type="string">
            <text:p text:style-name="P8">delete_module, find_module, mod-&gt;exit, free_module.</text:p>
          </table:table-cell>
        </table:table-row>
        <table:table-row>
          <table:table-cell table:style-name="Table10.A2" office:value-type="string">
            <text:p text:style-name="P8">request_threaded_irq</text:p>
          </table:table-cell>
          <table:table-cell table:style-name="Table10.A2" office:value-type="string">
            <text:p text:style-name="P8">kernel/irq/manage.c</text:p>
          </table:table-cell>
          <table:table-cell table:style-name="Table10.C2" office:value-type="string">
            <text:p text:style-name="P8">irq_to_desc, __setup_irq</text:p>
            <text:p text:style-name="P8">struct irqaction *action; </text:p>
            <text:p text:style-name="P8">struct irq_desc *desc; </text:p>
          </table:table-cell>
        </table:table-row>
        <table:table-row>
          <table:table-cell table:style-name="Table10.A2" office:value-type="string">
            <text:p text:style-name="P8">free_irq</text:p>
          </table:table-cell>
          <table:table-cell table:style-name="Table10.A2" office:value-type="string">
            <text:p text:style-name="P8">kernel/irq/manage.c</text:p>
          </table:table-cell>
          <table:table-cell table:style-name="Table10.C2" office:value-type="string">
            <text:p text:style-name="P8">irq_to_desc, __free_irq,</text:p>
            <text:p text:style-name="P8">free(action);</text:p>
            <text:p text:style-name="P8">return devname;</text:p>
          </table:table-cell>
        </table:table-row>
        <table:table-row>
          <table:table-cell table:style-name="Table10.A2" office:value-type="string">
            <text:p text:style-name="P8">alloc_chrdev_region, register_chrdev_region,</text:p>
            <text:p text:style-name="P13">cdev_alloc,cdev_init,</text:p>
            <text:p text:style-name="P13">cdev_add</text:p>
          </table:table-cell>
          <table:table-cell table:style-name="Table10.A2" office:value-type="string">
            <text:p text:style-name="P8">fs/char_dev.c</text:p>
          </table:table-cell>
          <table:table-cell table:style-name="Table10.C2" office:value-type="string">
            <text:p text:style-name="P8">Static struct <text:span text:style-name="T2">char_device_struct</text:span> * __register_chrdev_region</text:p>
          </table:table-cell>
        </table:table-row>
        <table:table-row>
          <table:table-cell table:style-name="Table10.A2" office:value-type="string">
            <text:p text:style-name="P12">open</text:p>
          </table:table-cell>
          <table:table-cell table:style-name="Table10.A2" office:value-type="string">
            <text:p text:style-name="P9">fs/char_dev.c</text:p>
          </table:table-cell>
          <table:table-cell table:style-name="Table10.C2" office:value-type="string">
            <text:p text:style-name="P12">chrdev_open</text:p>
          </table:table-cell>
        </table:table-row>
        <table:table-row>
          <table:table-cell table:style-name="Table10.A2" office:value-type="string">
            <text:p text:style-name="P13">Read,write</text:p>
          </table:table-cell>
          <table:table-cell table:style-name="Table10.A2" office:value-type="string">
            <text:p text:style-name="P10">fs/<text:span text:style-name="T23">read_write.c</text:span></text:p>
          </table:table-cell>
          <table:table-cell table:style-name="Table10.C2" office:value-type="string">
            <text:p text:style-name="P8"/>
          </table:table-cell>
        </table:table-row>
        <text:soft-page-break/>
        <table:table-row>
          <table:table-cell table:style-name="Table10.A2" office:value-type="string">
            <text:p text:style-name="P13">static DEFINE_SPINLOCK(cdev_lock)</text:p>
          </table:table-cell>
          <table:table-cell table:style-name="Table10.A2" office:value-type="string">
            <text:p text:style-name="P9">fs/char_dev.c</text:p>
          </table:table-cell>
          <table:table-cell table:style-name="Table10.C2" office:value-type="string">
            <text:p text:style-name="P14">chrdev_open, </text:p>
            <text:p text:style-name="P14">cd_forget,</text:p>
            <text:p text:style-name="P14">cdev_purge</text:p>
          </table:table-cell>
        </table:table-row>
        <table:table-row>
          <table:table-cell table:style-name="Table10.A2" office:value-type="string">
            <text:p text:style-name="P13">static DEFINE_MUTEX(chrdevs_lock);</text:p>
          </table:table-cell>
          <table:table-cell table:style-name="Table10.A2" office:value-type="string">
            <text:p text:style-name="P10">fs/char_dev.c</text:p>
          </table:table-cell>
          <table:table-cell table:style-name="Table10.C2" office:value-type="string">
            <text:p text:style-name="P14">chrdev_show, __unregister_chrdev_region, <text:span text:style-name="T24">__register_chrdev_region</text:span></text:p>
          </table:table-cell>
        </table:table-row>
        <table:table-row>
          <table:table-cell table:style-name="Table10.A2" office:value-type="string">
            <text:p text:style-name="P8"/>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
          </table:table-cell>
          <table:table-cell table:style-name="Table10.A2" office:value-type="string">
            <text:p text:style-name="P8"/>
          </table:table-cell>
          <table:table-cell table:style-name="Table10.C2" office:value-type="string">
            <text:p text:style-name="P8"/>
          </table:table-cell>
        </table:table-row>
        <table:table-row>
          <table:table-cell table:style-name="Table10.A2" office:value-type="string">
            <text:p text:style-name="P8"/>
          </table:table-cell>
          <table:table-cell table:style-name="Table10.A2" office:value-type="string">
            <text:p text:style-name="P8"/>
          </table:table-cell>
          <table:table-cell table:style-name="Table10.C2" office:value-type="string">
            <text:p text:style-name="P8"/>
          </table:table-cell>
        </table:table-row>
      </table:table>
      <text:p text:style-name="P53"/>
      <text:p text:style-name="P53"/>
      <table:table table:name="Table11" table:style-name="Table11">
        <table:table-column table:style-name="Table11.A"/>
        <table:table-column table:style-name="Table11.B"/>
        <table:table-row>
          <table:table-cell table:style-name="Table11.A1" office:value-type="string">
            <text:p text:style-name="P15"/>
          </table:table-cell>
          <table:table-cell table:style-name="Table11.B1" office:value-type="string">
            <text:p text:style-name="P15"/>
          </table:table-cell>
        </table:table-row>
        <table:table-row>
          <table:table-cell table:style-name="Table11.A2" office:value-type="string">
            <text:p text:style-name="P16">* %GFP_USER - </text:p>
            <text:p text:style-name="P16"><text:s/></text:p>
            <text:p text:style-name="P16"/>
            <text:p text:style-name="P16"><text:s/>* %GFP_KERNEL - </text:p>
            <text:p text:style-name="P16"><text:s/></text:p>
            <text:p text:style-name="P16"/>
            <text:p text:style-name="P16"><text:s/>* %GFP_ATOMIC - </text:p>
            <text:p text:style-name="P16"><text:s/>* </text:p>
            <text:p text:style-name="P16"><text:s/></text:p>
            <text:p text:style-name="P16"/>
            <text:p text:style-name="P16"/>
            <text:p text:style-name="P16">* %GFP_HIGHUSER - </text:p>
            <text:p text:style-name="P16"><text:s/>* </text:p>
            <text:p text:style-name="P16"><text:s/></text:p>
            <text:p text:style-name="P16">* %GFP_NOIO - </text:p>
            <text:p text:style-name="P16"><text:s/>* </text:p>
            <text:p text:style-name="P16"><text:s/></text:p>
            <text:p text:style-name="P16">* %GFP_NOFS - </text:p>
            <text:p text:style-name="P16"><text:s/>* </text:p>
            <text:p text:style-name="P16"><text:s/></text:p>
            <text:p text:style-name="P16">* %GFP_NOWAIT - </text:p>
            <text:p text:style-name="P16"><text:s/>* </text:p>
            <text:p text:style-name="P16"/>
            <text:p text:style-name="P16"/>
            <text:p text:style-name="P16"/>
            <text:p text:style-name="P16"><text:s/>* </text:p>
            <text:p text:style-name="P16"><text:s/>* %GFP_DMA - </text:p>
            <text:p text:style-name="P16"><text:s/>* </text:p>
            <text:p text:style-name="P16"><text:soft-page-break/><text:s/></text:p>
            <text:p text:style-name="P16"/>
            <text:p text:style-name="P16"/>
            <text:p text:style-name="P16"/>
            <text:p text:style-name="P16"/>
            <text:p text:style-name="P16"/>
            <text:p text:style-name="P16"/>
            <text:p text:style-name="P16"/>
            <text:p text:style-name="P16"/>
            <text:p text:style-name="P16"/>
            <text:p text:style-name="P16">* %__GFP_HIGH - </text:p>
            <text:p text:style-name="P16"><text:s/>* </text:p>
            <text:p text:style-name="P16"><text:s/></text:p>
            <text:p text:style-name="P16"/>
            <text:p text:style-name="P16">* %__GFP_NOFAIL -</text:p>
            <text:p text:style-name="P16"><text:s/>* </text:p>
            <text:p text:style-name="P16"/>
            <text:p text:style-name="P16"/>
            <text:p text:style-name="P16"><text:s/>* %__GFP_NORETRY - </text:p>
            <text:p text:style-name="P16"><text:s/>* </text:p>
            <text:p text:style-name="P16"/>
            <text:p text:style-name="P16"><text:s/>* %__GFP_NOWARN -</text:p>
            <text:p text:style-name="P16"><text:s/>* </text:p>
            <text:p text:style-name="P16"><text:s/>*%__GFP_RETRY_MAYFAIL - </text:p>
          </table:table-cell>
          <table:table-cell table:style-name="Table11.B2" office:value-type="string">
            <text:p text:style-name="P16">Allocate memory on behalf of <text:span text:style-name="T2">user</text:span>. <text:span text:style-name="T2">May sleep. </text:span></text:p>
            <text:p text:style-name="P16"/>
            <text:p text:style-name="P16">Allocate <text:span text:style-name="T2">normal kernel ram</text:span>. <text:s/><text:span text:style-name="T2">May sleep. </text:span></text:p>
            <text:p text:style-name="P7"/>
            <text:p text:style-name="P2"><text:span text:style-name="T2">Allocation will not sleep.</text:span> <text:s/>May use <text:span text:style-name="T2">emergency pools</text:span>. </text:p>
            <text:p text:style-name="P16"><text:s/>*For example, use this inside interrupt handlers. </text:p>
            <text:p text:style-name="P16"/>
            <text:p text:style-name="P16">Allocate <text:span text:style-name="T2">pages from high memory.</text:span> </text:p>
            <text:p text:style-name="P16"/>
            <text:p text:style-name="P16">Do not do any I/O at all while trying to get memory. </text:p>
            <text:p text:style-name="P16"/>
            <text:p text:style-name="P16">Do not make any fs calls while trying to get memory. </text:p>
            <text:p text:style-name="P16"/>
            <text:p text:style-name="P7">Allocation will not sleep. </text:p>
            <text:p text:style-name="P16"/>
            <text:p text:style-name="P16"/>
            <text:p text:style-name="P16"/>
            <text:p text:style-name="P16"/>
            <text:p text:style-name="P16"/>
            <text:p text:style-name="P4">Allocation suitable for DMA. </text:p>
            <text:p text:style-name="P16"><text:s/>*<text:span text:style-name="T2"> <text:s text:c="2"/>Should only be used for </text:span><text:soft-page-break/><text:span text:style-name="T2">kmalloc() caches</text:span>. Otherwise, use a </text:p>
            <text:p text:style-name="P16"><text:s/>* <text:s text:c="2"/>slab created with <text:span text:style-name="T2">SLAB_DMA. </text:span></text:p>
            <text:p text:style-name="P16"><text:s/>* </text:p>
            <text:p text:style-name="P16"><text:s/>* Also it is possible to set different flags by OR'ing <text:s/>* in one or more of the following additional @flags: </text:p>
            <text:p text:style-name="P16"/>
            <text:p text:style-name="P16"/>
            <text:p text:style-name="P16"/>
            <text:p text:style-name="P16">This allocation has high priority and may use emergency pools. </text:p>
            <text:p text:style-name="P16"/>
            <text:p text:style-name="P16"/>
            <text:p text:style-name="P2"><text:s/>Indicate that this allocation is in no way allowed to fail </text:p>
            <text:p text:style-name="P16"><text:s/>* <text:s text:c="2"/>(think twice before using). </text:p>
            <text:p text:style-name="P16"/>
            <text:p text:style-name="P2">If memory is not immediately available, * <text:s text:c="2"/>then give up at once. </text:p>
            <text:p text:style-name="P2"/>
            <text:p text:style-name="P16"><text:s/>If allocation fails, don't issue any warnings. </text:p>
            <text:p text:style-name="P16"/>
            <text:p text:style-name="P2">Try really hard to succeed the allocation but fail </text:p>
            <text:p text:style-name="P16"><text:s/>* <text:s text:c="2"/>eventually. </text:p>
          </table:table-cell>
        </table:table-row>
      </table:table>
      <text:p text:style-name="P53"/>
      <text:p text:style-name="P55"/>
      <text:p text:style-name="P54"/>
      <text:p text:style-name="P54">struct file_operations { </text:p>
      <text:p text:style-name="P54"><text:s text:c="8"/>struct module *owner; </text:p>
      <text:p text:style-name="P54"><text:s text:c="8"/>loff_t (*llseek) (struct file *, loff_t, int); </text:p>
      <text:p text:style-name="P54"><text:s text:c="8"/>ssize_t (*read) (struct file *, char __user *, size_t, loff_t *); </text:p>
      <text:p text:style-name="P54"><text:s text:c="8"/>ssize_t (*write) (struct file *, const char __user *, size_t, loff_t *); </text:p>
      <text:p text:style-name="P54"><text:s text:c="8"/>__poll_t (*poll) (struct file *, struct poll_table_struct *); </text:p>
      <text:p text:style-name="P54"><text:s text:c="8"/>long (*unlocked_ioctl) (struct file *, unsigned int, unsigned long); </text:p>
      <text:p text:style-name="P54"><text:s text:c="8"/>int (*mmap) (struct file *, struct vm_area_struct *); </text:p>
      <text:p text:style-name="P54"><text:soft-page-break/><text:s text:c="8"/>int (*open) (struct inode *, struct file *); </text:p>
      <text:p text:style-name="P54"><text:s text:c="8"/>int (*release) (struct inode *, struct file *); </text:p>
      <text:p text:style-name="P54">};</text:p>
      <text:p text:style-name="P53"/>
      <text:h text:style-name="Heading_20_1" text:outline-level="1"><text:bookmark-start text:name="__RefHeading__4766_1240578549"/>LDD3: <text:s/><text:span text:style-name="Strong_20_Emphasis"><text:span text:style-name="T8"><text:s/></text:span></text:span><text:span text:style-name="T29">Device Driver O</text:span>ral Questions<text:bookmark-end text:name="__RefHeading__4766_1240578549"/></text:h>
      <text:p text:style-name="Text_20_body"/>
      <text:p text:style-name="P62">1) What is device driver and what is the need of it?</text:p>
      <text:p text:style-name="P50">Device Driver is a program which interacts and control your hardware devices present in a system. For newly developed devices or enhancing of some feature for existing device , we need to write device driver.</text:p>
      <text:p text:style-name="P50"/>
      <text:p text:style-name="P62">2) What are different kind of devices?</text:p>
      <text:p text:style-name="P50">There are three kind of devices available in market</text:p>
      <text:list xml:id="list8013420915674537352" text:style-name="L4">
        <text:list-item>
          <text:p text:style-name="P88">character devices </text:p>
        </text:list-item>
        <text:list-item>
          <text:p text:style-name="P88">block devices </text:p>
        </text:list-item>
        <text:list-item>
          <text:p text:style-name="P74">network devices </text:p>
        </text:list-item>
      </text:list>
      <text:p text:style-name="P50"/>
      <text:p text:style-name="P62">3) What is module in <text:span text:style-name="T27">Linux.</text:span></text:p>
      <text:p text:style-name="P50">Kernel module is the piece of code which can be loaded and unloaded into kernel upon demand. it means you can load your code or module into kernel whenever it required and you can unload your code and module from kernel whenever you do n<text:span text:style-name="T27">ot</text:span> required.</text:p>
      <text:p text:style-name="P50"/>
      <text:p text:style-name="P62">4) How <text:span text:style-name="T27">modules</text:span> are loaded in <text:span text:style-name="T27">Linux.</text:span></text:p>
      <text:p text:style-name="P50">modules can be loaded dynamically by following command</text:p>
      <text:list xml:id="list9019930155227281379" text:style-name="L5">
        <text:list-item>
          <text:p text:style-name="P89">insmod </text:p>
        </text:list-item>
        <text:list-item>
          <text:p text:style-name="P75">modprob<text:span text:style-name="T27">e</text:span> </text:p>
        </text:list-item>
      </text:list>
      <text:p text:style-name="P62">5) Difference between insmod and modprobe.</text:p>
      <text:p text:style-name="P50">Both commands are used to insert kernel module dynamically . modprobe <text:soft-page-break/>first loads the modules on which new module has dependency but insmod doesn’t check any dependency .</text:p>
      <text:p text:style-name="P50"/>
      <text:p text:style-name="P62">6) How parameters are shared between driver modules.</text:p>
      <text:p text:style-name="P50">different parameters can be shared by exporting parameters in global space which can be done by</text:p>
      <text:p text:style-name="P50">EXPORT_SYMBOL(sym)</text:p>
      <text:p text:style-name="P50"/>
      <text:p text:style-name="P62">7) What are IOCTLS.</text:p>
      <text:p text:style-name="P64"><text:span text:style-name="T9">Linux</text:span><text:span text:style-name="T8"> provide us a generic call which can be used to control any device which is called </text:span><text:span text:style-name="Strong_20_Emphasis"><text:span text:style-name="T8">IOCTL</text:span></text:span><text:span text:style-name="T8">or input output control. As the name suggest by using of ioctl we can write to the device as well as we can read from the device also.</text:span></text:p>
      <text:p text:style-name="P50"/>
      <text:p text:style-name="P62">8) What is syscalls</text:p>
      <text:p text:style-name="P50">System Calls provide an interface between <text:span text:style-name="T35">kernel service</text:span> and user space. System calls are required when we have to use any service of kernel. Suppose we want to change the date and time of system in that case we need to request to kernel through Syscalls.</text:p>
      <text:p text:style-name="P50"/>
      <text:p text:style-name="P62">9) What are the benefits of syscalls.</text:p>
      <text:p text:style-name="P59">It serves mainly three purpose :-<text:line-break/>1) Provide abstract hardware interface.<text:line-break/>2) Security and stability of our system</text:p>
      <text:p text:style-name="P59">3)It provide a ritualized system.</text:p>
      <text:p text:style-name="P50"/>
      <text:p text:style-name="P62">10) How character driver is registered in <text:span text:style-name="T27">Linux.</text:span></text:p>
      <text:p text:style-name="P50">We can register driver by following function</text:p>
      <text:list xml:id="list7268714505905582737" text:style-name="L6">
        <text:list-header>
          <text:p text:style-name="P79">1. regi<text:span text:style-name="T35">ster</text:span>_chrdev_region / alloc_chrdev_region</text:p>
          <text:p text:style-name="P79">2. cdev_alloc</text:p>
          <text:p text:style-name="P79"><text:soft-page-break/>3. cdev_in<text:span text:style-name="T29">i</text:span>t</text:p>
          <text:p text:style-name="P80">4. cdev_add</text:p>
        </text:list-header>
      </text:list>
      <text:p text:style-name="P50"/>
      <text:p text:style-name="P62">11) What is init and exit function of a driver</text:p>
      <text:p text:style-name="P50">our driver needs to interact with kernel. So driver has to notify to kernel that it also exist in the system. So to notify to the kernel driver has init calls which is used for hooking our driver routines into kernel. Besides notifying or registering with kernel it also allocates any kernel memory required for device and initialize hardware. This function is called at boot time.</text:p>
      <text:p text:style-name="P50">In the same way we need to detach our driver from the system when our system is shutting down . To serve this purpose driver use Exit call which is called by kernel at the time of shutting down of system. This call unregister driver or free all the resources it allocated at the time of init call.</text:p>
      <text:p text:style-name="P62"/>
      <text:p text:style-name="P62">12) How and when init and exit function of driver get called.</text:p>
      <text:p text:style-name="P50"><text:span text:style-name="T2">init function</text:span> is called at the time of module load and <text:span text:style-name="T2">exit is called</text:span> at the time of unloading of module.</text:p>
      <text:p text:style-name="P50"/>
      <text:p text:style-name="P62">13) What is probe function?</text:p>
      <text:p text:style-name="P50">probe function is used for <text:span text:style-name="T35">bus based</text:span> devices . <text:span text:style-name="T2">Probe function pointer is initialized in the init function</text:span> . Probe function is used to initialize hardware, allocating resources and registering the devices with the kernel.</text:p>
      <text:p text:style-name="P50"/>
      <text:p text:style-name="P62">14) When probe is get called.</text:p>
      <text:p text:style-name="P50">Whenever device <text:span text:style-name="T29">compatible </text:span>name match with driver name <text:span text:style-name="T29">(of match pointer)</text:span> initialized at boot time , probe function is called.</text:p>
      <text:p text:style-name="P50"/>
      <text:p text:style-name="P62">15) What is platform devices.</text:p>
      <text:p text:style-name="P50">Platform are the devices which are non discoverable at the hardware level and connected to a virtual bus i.e platform bus.</text:p>
      <text:p text:style-name="P50"><text:soft-page-break/></text:p>
      <text:p text:style-name="P62">16) What is device tree.</text:p>
      <text:p text:style-name="P50"><text:span text:style-name="T27">Linux</text:span> use a data structure to represent connected devices , this data structure is called device tree.</text:p>
      <text:p text:style-name="P50"/>
      <text:p text:style-name="P62">17) What are the benefits of device tree over board files.</text:p>
      <text:p text:style-name="P50">following are the advantages of device tree</text:p>
      <text:list xml:id="list4338195146528134465" text:style-name="L7">
        <text:list-item>
          <text:p text:style-name="P90">Simple to change the configuration without compiling any source code. </text:p>
        </text:list-item>
        <text:list-item>
          <text:p text:style-name="P90">can easily add support for new hardware </text:p>
        </text:list-item>
        <text:list-item>
          <text:p text:style-name="P76">provide easy to use and easy to read description of hardware. </text:p>
          <text:p text:style-name="P76"/>
        </text:list-item>
      </text:list>
      <text:p text:style-name="P62">18) What is sysfs and procfs?</text:p>
      <text:p text:style-name="P50">procf is a special file system which is used to avail information about processes , and to change kernel parameter at run time. it is mounted as /proc at the boot time. Its an old interface between kernel space and user space.</text:p>
      <text:p text:style-name="P50">Sysfs is a virtual file system provided by <text:span text:style-name="T27">Linux</text:span> kenel to expose information about Hardware devices, kernel subsystems and driver at run time. It also provide capability to pass some controlling commands to some hardware devices.</text:p>
      <text:p text:style-name="P50"/>
      <text:p text:style-name="P62">19) How logs are printed in <text:span text:style-name="T27">Linux</text:span> kernel and what are the logs level available in <text:span text:style-name="T27">Linux.</text:span></text:p>
      <text:p text:style-name="P50">In Linux kernel logs are printed by special function printk() ,which is just like our printf function . There are different types of log level available in <text:span text:style-name="T29">Linux</text:span> kernel , below is the list of Log levels</text:p>
      <table:table table:name="Table21" table:style-name="Table21">
        <table:table-column table:style-name="Table21.A"/>
        <table:table-column table:style-name="Table21.B"/>
        <table:table-row>
          <table:table-cell table:style-name="Table21.A1" office:value-type="string">
            <text:p text:style-name="P50">0 (KERN_EMERG)</text:p>
          </table:table-cell>
          <table:table-cell table:style-name="Table21.B1" office:value-type="string">
            <text:p text:style-name="P51">system is unusable</text:p>
          </table:table-cell>
        </table:table-row>
        <table:table-row>
          <table:table-cell table:style-name="Table21.A2" office:value-type="string">
            <text:p text:style-name="P50">1 (KERN_ALERT)</text:p>
          </table:table-cell>
          <table:table-cell table:style-name="Table21.B2" office:value-type="string">
            <text:p text:style-name="P51">action must be taken immediately</text:p>
          </table:table-cell>
        </table:table-row>
        <table:table-row>
          <table:table-cell table:style-name="Table21.A2" office:value-type="string">
            <text:p text:style-name="P50">2 (KERN_CRIT)</text:p>
          </table:table-cell>
          <table:table-cell table:style-name="Table21.B2" office:value-type="string">
            <text:p text:style-name="P51">critical conditions</text:p>
          </table:table-cell>
        </table:table-row>
        <text:soft-page-break/>
        <table:table-row>
          <table:table-cell table:style-name="Table21.A2" office:value-type="string">
            <text:p text:style-name="P50">3 (KERN_ERR)</text:p>
          </table:table-cell>
          <table:table-cell table:style-name="Table21.B2" office:value-type="string">
            <text:p text:style-name="P51">error conditions</text:p>
          </table:table-cell>
        </table:table-row>
        <table:table-row>
          <table:table-cell table:style-name="Table21.A2" office:value-type="string">
            <text:p text:style-name="P50">4 (KERN_WARNING)</text:p>
          </table:table-cell>
          <table:table-cell table:style-name="Table21.B2" office:value-type="string">
            <text:p text:style-name="P51">warning conditions</text:p>
          </table:table-cell>
        </table:table-row>
        <table:table-row>
          <table:table-cell table:style-name="Table21.A2" office:value-type="string">
            <text:p text:style-name="P50">5 (KERN_NOTICE)</text:p>
          </table:table-cell>
          <table:table-cell table:style-name="Table21.B2" office:value-type="string">
            <text:p text:style-name="P51">normal but significant condition</text:p>
          </table:table-cell>
        </table:table-row>
        <table:table-row>
          <table:table-cell table:style-name="Table21.A2" office:value-type="string">
            <text:p text:style-name="P50">6 (KERN_INFO)</text:p>
          </table:table-cell>
          <table:table-cell table:style-name="Table21.B2" office:value-type="string">
            <text:p text:style-name="P51">informational</text:p>
          </table:table-cell>
        </table:table-row>
        <table:table-row>
          <table:table-cell table:style-name="Table21.A2" office:value-type="string">
            <text:p text:style-name="P50">7 (KERN_DEBUG)</text:p>
          </table:table-cell>
          <table:table-cell table:style-name="Table21.B2" office:value-type="string">
            <text:p text:style-name="P51">debug-level messages</text:p>
          </table:table-cell>
        </table:table-row>
      </table:table>
      <text:p text:style-name="P50"/>
      <text:p text:style-name="P62">20) What is copy_to_user and copy_from_user.</text:p>
      <text:p text:style-name="P64"><text:span text:style-name="Strong_20_Emphasis"><text:span text:style-name="T8">copy_to_user </text:span></text:span><text:span text:style-name="T8">is a function which is used to copy some data from kernel space to user space.</text:span></text:p>
      <text:p text:style-name="P64"><text:span text:style-name="Strong_20_Emphasis"><text:span text:style-name="T8">copy_from_user </text:span></text:span><text:span text:style-name="T8">is a function which is used to copy data from user space to kernel space.</text:span></text:p>
      <text:p text:style-name="P50"/>
      <text:p text:style-name="P62">21) What do you mean by kernel configuration and what are the various way of configuring kernel.</text:p>
      <text:p text:style-name="P50">Kernel which we get from Kernel.org is generic kernel which we can build and install on different hardware platform . But before building Linux kernel we need to customize or configure the Linux kernel or we can say we need to do some platform specific changes to port our linux kernel on our hardware platform.</text:p>
      <text:p text:style-name="P50">For configuring the kernel go into root directory of Kernel uncompressed folder and use one of the following way of Kernel Configuration.</text:p>
      <text:p text:style-name="P50">Linux kernel provides us various way of configuring the Linux Kernel. Following are some method to configure the Linux kernel</text:p>
      <text:list xml:id="list3792463424957292027" text:style-name="L8">
        <text:list-item>
          <text:p text:style-name="P91">make config </text:p>
        </text:list-item>
        <text:list-item>
          <text:p text:style-name="P91">make menuconfig </text:p>
        </text:list-item>
        <text:list-item>
          <text:p text:style-name="P77">make defconfig </text:p>
          <text:p text:style-name="P77"/>
        </text:list-item>
      </text:list>
      <text:p text:style-name="P62">22) What is menuconfig</text:p>
      <text:p text:style-name="P50">Linux provides a graphical view of configuring kernel , menuconfig. when we run “make menuconfig” command we get a GUI on which we can see <text:soft-page-break/>multiple kernel settings.</text:p>
      <text:p text:style-name="P62"/>
      <text:p text:style-name="P62">23) What is ioremap</text:p>
      <text:p text:style-name="P50"><text:span text:style-name="T2">ioremap is the function provided by </text:span><text:span text:style-name="T6">Linux</text:span><text:span text:style-name="T2"> kernel to map physical memory into kernel virtual address space</text:span> . To access any hardware device first we need to map that device into kernel virtual address then only we can access that device.</text:p>
      <text:p text:style-name="P50"/>
      <text:p text:style-name="P62">24) What is <text:span text:style-name="T27">segmentation</text:span> fault.</text:p>
      <text:p text:style-name="P50">segmentation fault is an error generated by Linux kernel , whenever any process tries to access memory location for which it doesn’t have permission to do so.</text:p>
      <text:p text:style-name="P50"/>
      <text:p text:style-name="P62">25) What are the various ways of debugging <text:span text:style-name="T27">Linux</text:span> kernel.</text:p>
      <text:p text:style-name="P50">There are various way of debugging linux kernel . GDB, KGDB, printk statements etc are the method of software debugging while JTAG debugging is one of the hardware debugging.</text:p>
      <text:p text:style-name="P50"/>
      <text:p text:style-name="P62">2<text:span text:style-name="T27">6</text:span>) What is zimage and bzimage.</text:p>
      <text:p text:style-name="P64"><text:span text:style-name="Strong_20_Emphasis"><text:span text:style-name="T8"> zImage</text:span></text:span><text:span text:style-name="T8"> :- Its a compressed image format of </text:span><text:span text:style-name="T14">Linux</text:span><text:span text:style-name="T8"> kernel which is self extracting. We can build it by giving following command while building kernel </text:span></text:p>
      <text:p text:style-name="P64"><text:span text:style-name="Strong_20_Emphasis"><text:span text:style-name="T8">make zImage</text:span></text:span></text:p>
      <text:p text:style-name="P64"><text:span text:style-name="Strong_20_Emphasis"><text:span text:style-name="T8"> bzImage</text:span></text:span><text:span text:style-name="T8">:- Its also a compressed format of </text:span><text:span text:style-name="T14">Linux</text:span><text:span text:style-name="T8"> kernel image but this image is much compressed as compare to zImage.</text:span></text:p>
      <text:p text:style-name="P50"/>
      <text:p text:style-name="P62">2<text:span text:style-name="T27">7</text:span>) How parameter are passed from boot loader to kernel?</text:p>
      <text:p text:style-name="P50">Parameters are passed to linux kernel from bootloader by ATAG.</text:p>
      <text:p text:style-name="P50"/>
      <text:p text:style-name="P62"><text:span text:style-name="T27">28</text:span>) What is ATAGS</text:p>
      <text:p text:style-name="P50"><text:soft-page-break/>ATAGS is way of sending different command at boot time to send different parameters from boot loader to Linux kernel.</text:p>
      <text:p text:style-name="P50"/>
      <text:p text:style-name="P62"><text:span text:style-name="T27">29</text:span>) From which file kernel execution starts.</text:p>
      <text:p text:style-name="P50">Linux kernel execution starts from head.s file.</text:p>
      <text:p text:style-name="P50"/>
      <text:p text:style-name="P62">3<text:span text:style-name="T27">0</text:span>) What is bootloader</text:p>
      <text:p text:style-name="P50">Bootloader is a program or code which is responsible for early stage initialization during booting and loading linux kernel into memory.</text:p>
      <text:p text:style-name="P62">33) What is primary and secondary bootloader</text:p>
      <text:p text:style-name="P62"/>
      <text:p text:style-name="P50">Primary bootloader is small piece of code which executes from ROM and does core initialization and pass control to secondary stage boot loader which is a program which executes from RAM and does further initialization and load linux kernel to memory.</text:p>
      <text:p text:style-name="P50"/>
      <text:p text:style-name="P62">34) Why we need two bootloader</text:p>
      <text:p text:style-name="P50">Because primary bootloader executes from ROM and the size of ROM is too small to accommodate all the code required for initialization , hence we need secondary boot loader to perform rest of the initialization.</text:p>
      <text:p text:style-name="P50"/>
      <text:p text:style-name="P62">35) Difference between poll and select</text:p>
      <text:p text:style-name="P50">In select you have limit on fds on which you can have a watch but in case of poll no limit on number on fds.</text:p>
      <text:p text:style-name="P50"/>
      <text:p text:style-name="P62">36) What is priority inheritance and priority inversion.</text:p>
      <text:p text:style-name="P50">Priority inversion is a situation in which a resource is acquired by low priority process, which high priority task wants to acquire and in between some medium priority task preempts low priority task which was holding the resources.</text:p>
      <text:p text:style-name="P50"><text:soft-page-break/>To solve this priority inversion problem , the solution is to increase the priority of process which is holding resource to the max priority. which is called priority inheritance.</text:p>
      <text:p text:style-name="P50"/>
      <text:p text:style-name="P62">37) What are different type of kernel?</text:p>
      <text:p text:style-name="P50">There are three types of <text:span text:style-name="T28">Linux</text:span> kernel</text:p>
      <text:list xml:id="list2251472764871047496" text:style-name="L9">
        <text:list-item>
          <text:p text:style-name="P78">Micro kernel</text:p>
        </text:list-item>
        <text:list-item>
          <text:p text:style-name="P78">Monolithic Kernel</text:p>
        </text:list-item>
        <text:list-item>
          <text:p text:style-name="P78">Hybrid Kernel</text:p>
        </text:list-item>
      </text:list>
      <text:p text:style-name="P50"/>
      <text:p text:style-name="P62">38) What is DMA</text:p>
      <text:p text:style-name="P50">DMA stands for Direct memory access . Its a method which allows different input output device to send and receive data directly to or from main memory by bypassing CPU to speed up the data transaction .</text:p>
      <text:p text:style-name="P62">39) What is cache coherency</text:p>
      <text:p text:style-name="P50">cache coherency is a way to maintain consistency of data stored or shared in different local cache.It ensures that changes in the values of shared data are propagated throughout the system in a timely fashion.</text:p>
      <text:p text:style-name="P50"/>
      <text:p text:style-name="P62">40) What is copy on write</text:p>
      <text:p text:style-name="P50">Usually when we call the fork a new address space is created and parents data is copied into that but it’s a wastage of huge memory . To avoid this Linux implement fork() in such a way that same process data is shared between process and child until child write something new or updates . If child tries to write something then the copy of parent process data is created.</text:p>
      <text:p text:style-name="P50"/>
      <text:p text:style-name="P62">41) What is highmem and lowmem</text:p>
      <text:p text:style-name="P50">Kernel virtual memory is divided into two part Highmem and lowmem.</text:p>
      <text:p text:style-name="P50">Highmem is the memory which contains memory which is not permanently <text:soft-page-break/>mapped to physical memory. It generally contains Process related stuff or kernel module specific stuff.</text:p>
      <text:p text:style-name="P50">Lowmem is the memory section which is permanently mapped and never swaps out. It mostly contains kernel image with other core things.</text:p>
      <text:p text:style-name="P50"/>
      <text:p text:style-name="P62">42) What happens if we pass invalid address from userspace by using ioctls</text:p>
      <text:p text:style-name="P50">If you pass invalid address from user space to kernel then it might lead to severe problems like crash , data overriding and loosing of some data etc.</text:p>
      <text:p text:style-name="P62"/>
      <text:p text:style-name="P62">43) What are different ipc mechanism in <text:span text:style-name="T27">Linux</text:span></text:p>
      <text:p text:style-name="P50">sockets , Pipes , Shared memory ,signal, message queue, semaphore , mail box</text:p>
      <text:p text:style-name="P50"/>
      <text:p text:style-name="P62">44) what are sockets?</text:p>
      <text:p text:style-name="P50">Socket is in IPC mechanism supported by linux kernel to provide communication between different process. Its basically a logical endpoint for communication between different process.</text:p>
      <text:p text:style-name="P50"/>
      <text:p text:style-name="P62">45) How page fault is handled in <text:span text:style-name="T27">Linux</text:span>?</text:p>
      <text:p text:style-name="P50">Whenever the kernel tries to access an address that is currently not</text:p>
      <text:p text:style-name="P50">accessible or that particular page is not available in memory, the CPU generates a page fault exception and calls the</text:p>
      <text:p text:style-name="P50">page fault handler</text:p>
      <text:p text:style-name="P50"/>
      <text:p text:style-name="P50">void do_page_fault(struct pt_regs *regs, unsigned long error_code)</text:p>
      <text:p text:style-name="P50"/>
      <text:p text:style-name="P50">Page fault handler then first load the required page from some secondary memory to main memory and modifies the page tables accordingly. After modifying page tables it notifies to CPU to continue .</text:p>
      <text:p text:style-name="P50"><text:soft-page-break/></text:p>
      <text:p text:style-name="P50"/>
      <text:p text:style-name="P62">47) What is I2c and SPI.</text:p>
      <text:p text:style-name="P62"/>
      <text:p text:style-name="P50">The Inter-integrated Circuit (I2C) Protocol is a protocol intended to allow multiple “slave” digital integrated circuits (“chips”) to communicate with one or more “master” chips.</text:p>
      <text:p text:style-name="P50">read more from</text:p>
      <text:p text:style-name="P64"><text:a xlink:type="simple" xlink:href="https://learn.sparkfun.com/tutorials/i2c"><text:span text:style-name="T8">https://learn.sparkfun.com/tutorials/i2c</text:span></text:a></text:p>
      <text:p text:style-name="P50"/>
      <text:p text:style-name="P50">Serial Peripheral Interface (SPI) is an interface bus commonly used to send data between CPU and peripherals such as  registers, sensors etc. It uses clock and data lines, along with a select line to choose the device you wish to communicate.</text:p>
      <text:p text:style-name="P50"/>
      <text:p text:style-name="P62">48) How physical to virtual translations works in <text:span text:style-name="T27">Linux.</text:span></text:p>
      <text:p text:style-name="P50">phys_to_virt(phys_addr) api can be used for this purpose.</text:p>
      <text:p text:style-name="P50"/>
      <text:p text:style-name="P62">49) What is thrashing, segmentation and fragmentation.</text:p>
      <text:p text:style-name="P50">Thrashing is a state when process of swap in and swap out of page to or from main memory is consuming most of the CPU time. This state occurs whenever successive page fa<text:span text:style-name="T35">u</text:span>lt occurs in very small duration.</text:p>
      <text:p text:style-name="P50">As a result of dynamic memory allocation , memory is divided into chunks of free memory and there might be scenario that we are not able to satisfy memory allocation request because size of free memory chunks is too small but overall total free space is large than memory required is called fragmentation.</text:p>
      <text:p text:style-name="P50"><text:span text:style-name="T27">segmentation</text:span> is a process of dividing memory into different sections or segments or we can say a logic unit such as main program , procedure , function , method etc.</text:p>
      <text:p text:style-name="P50"><text:soft-page-break/></text:p>
      <text:p text:style-name="P62">50) What is preempt_count and what is the need of that.</text:p>
      <text:p text:style-name="P50">Preempt_count is a variable associated with each process , which maintain count of number of lock hold by particular process . Default value of preempt_count is zero. It increase by one when process acquire a lock or decrease by one when process release the lock. Linux kernel check its value before it preempt a process to make ensure process is not holding any lock</text:p>
      <text:p text:style-name="P50"/>
      <text:p text:style-name="P50"><text:span text:style-name="T5">5</text:span><text:span text:style-name="T2">1) What is synchronization</text:span></text:p>
      <text:p text:style-name="P49">Process of limiting simultaneous access to shared resources by more than one process is called kernel synchronization. synchronization ensure that only one process will get access to shared data at a time.</text:p>
      <text:p text:style-name="P49"/>
      <text:p text:style-name="P61"><text:span text:style-name="T30">5</text:span>2) What is critical section</text:p>
      <text:p text:style-name="P49">it’s a part of code which cannot be accessed by more than one process at a time to avoid any inconsistency of shared data or we can say this part of code access and manipulate shared data.</text:p>
      <text:p text:style-name="P49"/>
      <text:p text:style-name="P61"><text:span text:style-name="T30">5</text:span>3) What is race condition</text:p>
      <text:p text:style-name="P49">When more than one process access the same critical at same time , its called race condition.</text:p>
      <text:p text:style-name="P49"/>
      <text:p text:style-name="P61"><text:span text:style-name="T30">5</text:span>4) Why we need to take care of synchronization</text:p>
      <text:p text:style-name="P49">If we avoid the synchronization then there are chances that shared data might be manipulated or modified by more than one process . Which can leads to inconsistency of data. </text:p>
      <text:p text:style-name="P49"/>
      <text:p text:style-name="P61"><text:span text:style-name="T30">5</text:span>5)What is various synchronization techniques in <text:span text:style-name="T30">Linux.</text:span></text:p>
      <text:p text:style-name="P49">Linux kernel provide various synchronization techniques</text:p>
      <text:list xml:id="list2324006221492181283" text:style-name="L10">
        <text:list-item>
          <text:p text:style-name="P92">Semaphore </text:p>
        </text:list-item>
        <text:list-item>
          <text:p text:style-name="P92"><text:soft-page-break/>Mutex </text:p>
        </text:list-item>
        <text:list-item>
          <text:p text:style-name="P92">Spinlock </text:p>
        </text:list-item>
        <text:list-item>
          <text:p text:style-name="P92">read write spin lock </text:p>
        </text:list-item>
        <text:list-item>
          <text:p text:style-name="P81">read write semaphore </text:p>
          <text:p text:style-name="P81"/>
        </text:list-item>
      </text:list>
      <text:p text:style-name="P61"><text:span text:style-name="T30">5</text:span>6) What is deadlocks.</text:p>
      <text:p text:style-name="P49">A deadlock is a condition involving one or more threads of execution and one or more resources, such that each thread waits for one of the resources, but all the resources are already held. The threads all wait for each other, but they never make any progress toward releasing the resources that they already hold. Therefore, none of the threads can continue, which results in a deadlock.</text:p>
      <text:p text:style-name="P49"/>
      <text:p text:style-name="P61"><text:span text:style-name="T30">57</text:span>) What is atomic operations.</text:p>
      <text:p text:style-name="P49">Atomic operations provide which executes atomically , without interruption. It means atomic operations cannot be interrupted in between by some other process.</text:p>
      <text:p text:style-name="P49"/>
      <text:p text:style-name="P61"><text:span text:style-name="T30">5</text:span>8) What is spin locks</text:p>
      <text:p text:style-name="P49">Spin lock is one of the synchronization method in which a process has to acquire a lock before accessing critical section . If lock is already held by some other process then our process which is requesting to enter in critical section ,has to wait for releasing of lock. Waiting process will keep on executing on the processor and will be waiting for lock release.</text:p>
      <text:p text:style-name="P49"/>
      <text:p text:style-name="P61"><text:span text:style-name="T30">5</text:span>9) What is reader-writer spin lock.</text:p>
      <text:p text:style-name="P49">Reader writer spin lock is an advancement to spinlock. In reader writer spin lock more than  process can acquire lock at the same time if they just want to read the shared data. But Only one process will get lock if they wants to write or modify the data.</text:p>
      <text:p text:style-name="P49"/>
      <text:p text:style-name="P61"><text:span text:style-name="T30">6</text:span>0) What is semaphore.</text:p>
      <text:p text:style-name="P49"><text:soft-page-break/>Semaphore is one of the synchronization technique supported by linux kernel. In semaphore only one process can get lock to access the same critical section at a time. If a process tries to acquire a lock for a critical section which is already held by some other process then our process which is requesting has to wait and it will go for sleep till the lock is released by some other process.</text:p>
      <text:p text:style-name="P49"/>
      <text:p text:style-name="P61"><text:span text:style-name="T30">6</text:span>1) What is binary semaphore</text:p>
      <text:p text:style-name="P49">Binary semaphores can take only 2 values (0/1). They are used to acquire locks. When a resource is available, the process in charge set the semaphore to 1 else 0.</text:p>
      <text:p text:style-name="P49"/>
      <text:p text:style-name="P61"><text:span text:style-name="T30">6</text:span>2) What is difference between semaphore and spin lock</text:p>
      <text:p text:style-name="P49">In semaphore , if lock is already held by some other process then process goes into sleep state till the time lock is available. But in case of spinlock process who made the request of lock will be keep on executing on processor in busy loop and will be waiting for lock to be released.</text:p>
      <text:p text:style-name="P49"/>
      <text:p text:style-name="P61"><text:span text:style-name="T30">6</text:span>3) When to choose what among spin lock and semaphore.</text:p>
      <text:p text:style-name="P49">If you are sure that your process will get lock in very short period of time then spinlock is recommended to avoid context switching overhead. But if your process has to wait for long to get a lock then semaphore is the preferred way of implementing synchronization.</text:p>
      <text:p text:style-name="P49"/>
      <text:p text:style-name="P61"><text:span text:style-name="T30">6</text:span>4) What is difference between semaphore and mutex.</text:p>
      <text:p text:style-name="P49">Both are the techniques for maintaining synchronization . Mutex ensure mutual exclusion . It means a process who acquired the lock that only can release the lock. No other high priority task can release the lock acquired by some other process in mutex. But in case of semaphore any high priority process can release the lock acquired by some low priority process.</text:p>
      <text:p text:style-name="Text_20_body"/>
      <text:p text:style-name="Text_20_body"><text:span text:style-name="T16">6</text:span><text:span text:style-name="T15">5) What is preemption disabling and what is the use of this.</text:span><text:span text:style-name="Strong_20_Emphasis"><text:span text:style-name="T8"> </text:span></text:span></text:p>
      <text:p text:style-name="P49"><text:soft-page-break/>As Now <text:span text:style-name="T30">Linux</text:span> kernel is preemptive . Any task can be preempted by some high priority task. Preemption disabling is used to disable the preemption of low priority task by other high priority task. Preemption disabling is used for implementing spinlock on uniprocessor system.</text:p>
      <text:p text:style-name="P50"/>
      <text:p text:style-name="P56"/>
      <text:p text:style-name="P63"><text:span text:style-name="T31">66</text:span>) How memory is managed in <text:span text:style-name="T31">Linux.</text:span></text:p>
      <text:p text:style-name="P49">Memory in <text:span text:style-name="T35">Linux</text:span> , managed by memory management subsystem in <text:span text:style-name="T35">Linux</text:span> kernel which takes care of all the memory related stuff like memory allocation, page allocation, virtual memory management , memory mapping etc.</text:p>
      <text:p text:style-name="P49"/>
      <text:p text:style-name="P61"><text:span text:style-name="T31">67</text:span>) What are pages</text:p>
      <text:p text:style-name="P49">basic unit of memory management in <text:span text:style-name="T31">Linux</text:span> kernel is pages. Physical memory is divided into pages which is of size 4kb in case of 32 bit system .</text:p>
      <text:p text:style-name="P49"/>
      <text:p text:style-name="P61"><text:span text:style-name="T31">68</text:span>) What are different memory zones in <text:span text:style-name="T31">Linux.</text:span></text:p>
      <text:p text:style-name="P49">Linux kernel divides memory into four zones</text:p>
      <table:table table:name="Table22" table:style-name="Table22">
        <table:table-column table:style-name="Table22.A"/>
        <table:table-column table:style-name="Table22.B"/>
        <table:table-row>
          <table:table-cell table:style-name="Table22.A1" office:value-type="string">
            <text:p text:style-name="P49">ZONE_DMA: </text:p>
          </table:table-cell>
          <table:table-cell table:style-name="Table22.B1" office:value-type="string">
            <text:p text:style-name="P57">This zone contain pages that is used for DMA operations</text:p>
          </table:table-cell>
        </table:table-row>
        <table:table-row>
          <table:table-cell table:style-name="Table22.A2" office:value-type="string">
            <text:p text:style-name="P49">ZONE_DMA32: </text:p>
          </table:table-cell>
          <table:table-cell table:style-name="Table22.B2" office:value-type="string">
            <text:p text:style-name="P57">This zone is just like ZONE_DMA but this can be accessed only by 32-bit devices.</text:p>
          </table:table-cell>
        </table:table-row>
        <table:table-row>
          <table:table-cell table:style-name="Table22.A2" office:value-type="string">
            <text:p text:style-name="P49">ZONE_NORMAL: </text:p>
          </table:table-cell>
          <table:table-cell table:style-name="Table22.B2" office:value-type="string">
            <text:p text:style-name="P57">This Zones contain normal regularly mapped page.</text:p>
          </table:table-cell>
        </table:table-row>
        <table:table-row>
          <table:table-cell table:style-name="Table22.A2" office:value-type="string">
            <text:p text:style-name="P49">ZONE_HIGHMEM: </text:p>
          </table:table-cell>
          <table:table-cell table:style-name="Table22.B2" office:value-type="string">
            <text:p text:style-name="P57">This zone contains pages that are not permanently mapped into kernel’s address space </text:p>
          </table:table-cell>
        </table:table-row>
      </table:table>
      <text:p text:style-name="P61"/>
      <text:p text:style-name="P61"><text:span text:style-name="T31">69</text:span>) How to allocated pages.</text:p>
      <text:p text:style-name="P49">below are the APIs provided by <text:span text:style-name="T31">Linux</text:span> kernel for allocating pages</text:p>
      <text:list xml:id="list177405043561199403" text:style-name="L11">
        <text:list-item>
          <text:p text:style-name="P93">alloc_pages() </text:p>
        </text:list-item>
        <text:list-item>
          <text:p text:style-name="P93"><text:soft-page-break/>get_free_page() </text:p>
        </text:list-item>
        <text:list-item>
          <text:p text:style-name="P93">get_zeroed_page() </text:p>
        </text:list-item>
        <text:list-item>
          <text:p text:style-name="P82">get_free_pages() </text:p>
          <text:p text:style-name="P82"/>
        </text:list-item>
      </text:list>
      <text:p text:style-name="P61"><text:span text:style-name="T31">70</text:span>) How to freeing page</text:p>
      <text:p text:style-name="P49">Page can be freed by below APIs in linux kernel</text:p>
      <text:list xml:id="list6894994357782613128" text:style-name="L12">
        <text:list-item>
          <text:p text:style-name="P94">__free_pages() </text:p>
        </text:list-item>
        <text:list-item>
          <text:p text:style-name="P94">free_pages() </text:p>
        </text:list-item>
        <text:list-item>
          <text:p text:style-name="P83">free_page() </text:p>
          <text:p text:style-name="P83"/>
        </text:list-item>
      </text:list>
      <text:p text:style-name="P61"><text:span text:style-name="T31">71</text:span>) What is kmalloc and what are action modifier we can pass while using kmalloc?</text:p>
      <text:p text:style-name="P49">kmalloc is an api in <text:span text:style-name="T31">Linux</text:span> kernel which is used to allocate memory in Linux kernel. Action modifiers is one of the argument need to passed while allocating memory by using of kmalloc. Action modifiers specifies how the <text:span text:style-name="T31">Linux</text:span> kernel is supposed to allocate the requested memory. below are some of the action modifiers</text:p>
      <text:list xml:id="list6744032971366023193" text:style-name="L13">
        <text:list-item>
          <text:p text:style-name="P95">__GFP_WAIT </text:p>
        </text:list-item>
        <text:list-item>
          <text:p text:style-name="P95">__GFP_HIGH </text:p>
        </text:list-item>
        <text:list-item>
          <text:p text:style-name="P95">__GFP_IO </text:p>
        </text:list-item>
        <text:list-item>
          <text:p text:style-name="P95">__GFP_KERNEL </text:p>
        </text:list-item>
        <text:list-item>
          <text:p text:style-name="P84">__GFP_DMA </text:p>
          <text:p text:style-name="P84"/>
        </text:list-item>
      </text:list>
      <text:p text:style-name="P61">7<text:span text:style-name="T31">2</text:span>) What is zone modifier in <text:span text:style-name="T31">Linux.</text:span></text:p>
      <text:p text:style-name="P49">Zone Modifier specifies from where to allocate memory. Is tells from which zone memory is to be allocated.</text:p>
      <text:p text:style-name="P49"/>
      <text:p text:style-name="P61"><text:span text:style-name="T31">73</text:span>) What is vmalloc</text:p>
      <text:p text:style-name="P49">vmalloc is also an API just like kmalloc which is used to allocate memory. Vmalloc ensure memory allocated will be virtually contiguous but physical memory <text:s/>non contiguous </text:p>
      <text:p text:style-name="P56"><text:soft-page-break/></text:p>
      <text:p text:style-name="P56"/>
      <text:p text:style-name="P56"><text:span text:style-name="Strong_20_Emphasis"><text:span text:style-name="T17">74</text:span></text:span><text:span text:style-name="Strong_20_Emphasis"><text:span text:style-name="T7">) What is interrupt ?</text:span></text:span></text:p>
      <text:p text:style-name="P49">Interrupts enable hardware to signal to processor. When CPU is busy in doing or processing something at that time any hardware can request to CPU for some service. CPU saves it current state and serves the hardware request. After full filling the request of hardware CPU restore its previous state and start processing previous that it was doing before receiving from hardware. </text:p>
      <text:p text:style-name="P49"/>
      <text:p text:style-name="Text_20_body"><text:span text:style-name="Strong_20_Emphasis"><text:span text:style-name="T10">75</text:span></text:span><text:span text:style-name="Strong_20_Emphasis"><text:span text:style-name="T8">) What is interrupt handler or ISR ?</text:span></text:span></text:p>
      <text:p text:style-name="P49">This is the function which kernel runs in response to a specific interrupt is called interrupt handler or ISR. This function actually handle and process the request of interrupts. Interrupt handler are mainly divided into two parts</text:p>
      <text:p text:style-name="P49"/>
      <text:p text:style-name="Text_20_body"><text:span text:style-name="Strong_20_Emphasis"><text:span text:style-name="T10">76</text:span></text:span><text:span text:style-name="Strong_20_Emphasis"><text:span text:style-name="T8">) What is top halves and bottom halves ?</text:span></text:span></text:p>
      <text:p text:style-name="P58">Interrupt handling is divided into two parts</text:p>
      <text:p text:style-name="P58">1) Top Halves:- Its executed as immediate response to interrupt.</text:p>
      <text:p text:style-name="P58">2)Bottom Halves:- Its executed some time later when CPU get free time.</text:p>
      <text:p text:style-name="P49"/>
      <text:p text:style-name="Text_20_body"><text:span text:style-name="Strong_20_Emphasis"><text:span text:style-name="T10">77</text:span></text:span><text:span text:style-name="Strong_20_Emphasis"><text:span text:style-name="T8">) How interrupt is registered ?</text:span></text:span></text:p>
      <text:p text:style-name="P49">It is the responsibility of device driver to write the interrupt handler and take care of interrupt request generated from its device. Kernel provide below function to register an interrupt.int request_irq()</text:p>
      <text:p text:style-name="P49"/>
      <text:p text:style-name="Text_20_body"><text:span text:style-name="Strong_20_Emphasis"><text:span text:style-name="T10">78</text:span></text:span><text:span text:style-name="Strong_20_Emphasis"><text:span text:style-name="T8">) What are different interrupt handler flags ?</text:span></text:span></text:p>
      <text:p text:style-name="P50">Below are the different Interrupt handler flags and their usageIRQF_DISABLED:- when this flag is set. It indicates the kernel to disable all interrupts when executing this interrupt handler. when unset , interrupt handler run with all interrupts except their own <text:soft-page-break/>enabled.IRQF_TIMER:- this flag specify that this handler processes interrupts for the system timer.IRQF_SHARED:- This flag specifies that interrupt line can be shared among multiple interrupt handler.</text:p>
      <text:p text:style-name="P49"/>
      <text:p text:style-name="Text_20_body"><text:span text:style-name="Strong_20_Emphasis"><text:span text:style-name="T10">79</text:span></text:span><text:span text:style-name="Strong_20_Emphasis"><text:span text:style-name="T8">) How interrupt are freed ?</text:span></text:span></text:p>
      <text:p text:style-name="P60">Below is the function availed by kernel to free the interrupt handler.</text:p>
      <text:p text:style-name="P60">void free_irq(unsigned int irq, void *dev)</text:p>
      <text:p text:style-name="P49"/>
      <text:p text:style-name="Text_20_body"><text:span text:style-name="Strong_20_Emphasis"><text:span text:style-name="T10">80</text:span></text:span><text:span text:style-name="Strong_20_Emphasis"><text:span text:style-name="T8">) What are the considerations needs to taken care while writing interrupt handler ?</text:span></text:span></text:p>
      <text:p text:style-name="P49">In writing interrupt handler we need to think about what are the services our device may request. kernel provide below syntax of interrupt handler. While writing interrupt handler we should not use any system calls which may lead to call sleep. As we are not allowed to call sleep while handling interrupt.</text:p>
      <text:p text:style-name="P49"/>
      <text:p text:style-name="Text_20_body"><text:span text:style-name="Strong_20_Emphasis"><text:span text:style-name="T10">81</text:span></text:span><text:span text:style-name="Strong_20_Emphasis"><text:span text:style-name="T8">) What is interrupt context ?</text:span></text:span></text:p>
      <text:p text:style-name="P49">Linux Kernel execution on behalf of any interrupt is called interrupt context.</text:p>
      <text:p text:style-name="P49"/>
      <text:p text:style-name="Text_20_body"><text:span text:style-name="Strong_20_Emphasis"><text:span text:style-name="T10">82</text:span></text:span><text:span text:style-name="Strong_20_Emphasis"><text:span text:style-name="T8">) How to disable and enable interrupts ?</text:span></text:span></text:p>
      <text:p text:style-name="P49">Below are the functions provided by Linux kernel for disabling and enabling of interrupts.</text:p>
      <text:p text:style-name="P49"/>
      <text:p text:style-name="Text_20_body"><text:span text:style-name="Strong_20_Emphasis"><text:span text:style-name="T10">83</text:span></text:span><text:span text:style-name="Strong_20_Emphasis"><text:span text:style-name="T8">) What are different bottom halves techniques in linux ?</text:span></text:span></text:p>
      <text:p text:style-name="P49">1) Original bottom Half</text:p>
      <text:p text:style-name="P49">2)Task Queues</text:p>
      <text:p text:style-name="P49">3) Softirq</text:p>
      <text:p text:style-name="P49">4)Tasklets</text:p>
      <text:p text:style-name="P49">5)workqueues</text:p>
      <text:p text:style-name="P49"><text:soft-page-break/><text:span text:style-name="Strong_20_Emphasis"><text:span text:style-name="T8"/></text:span></text:p>
      <text:p text:style-name="Text_20_body"><text:span text:style-name="Strong_20_Emphasis"><text:span text:style-name="T10">84</text:span></text:span><text:span text:style-name="Strong_20_Emphasis"><text:span text:style-name="T8">) When to choose which bottom halves ?</text:span></text:span></text:p>
      <text:p text:style-name="P58">There are many considerations to be taken while deciding which bottom halves to be usedIf you don’t need to maintain any synchronization between execution of code on different processor then go for softirq but </text:p>
      <table:table table:name="Table23" table:style-name="Table23">
        <table:table-column table:style-name="Table23.A"/>
        <table:table-row>
          <table:table-cell table:style-name="Table23.A1" office:value-type="string">
            <text:p text:style-name="P58"><text:span text:style-name="T32">If </text:span>you need to maintain sync , go for tasklets. </text:p>
          </table:table-cell>
        </table:table-row>
        <table:table-row>
          <table:table-cell table:style-name="Table23.A2" office:value-type="string">
            <text:p text:style-name="P58">If your code required to go into sleep state then workqueue is the available option.</text:p>
          </table:table-cell>
        </table:table-row>
      </table:table>
      <text:p text:style-name="P49"/>
      <text:p text:style-name="P49"><text:span text:style-name="Strong_20_Emphasis"><text:span text:style-name="T8"/></text:span></text:p>
      <text:p text:style-name="Text_20_body"><text:span text:style-name="Strong_20_Emphasis"><text:span text:style-name="T10">8</text:span></text:span><text:span text:style-name="Strong_20_Emphasis"><text:span text:style-name="T8">5) How to schedule tasklet ?</text:span></text:span></text:p>
      <text:p text:style-name="P49">Tasklets are scheduled via tasklet_schedule() which takes pointer to tasklet_struct.after tasklet is scheduled , it runs once at some time in the near future.</text:p>
      <text:p text:style-name="P49"><text:span text:style-name="Strong_20_Emphasis"><text:span text:style-name="T8"/></text:span></text:p>
      <text:p text:style-name="Text_20_body"><text:span text:style-name="Strong_20_Emphasis"><text:span text:style-name="T10">86</text:span></text:span><text:span text:style-name="Strong_20_Emphasis"><text:span text:style-name="T8">) How to disable bottom halves ?</text:span></text:span></text:p>
      <text:p text:style-name="P49">Local_bh_disable() and local_bh_enable() are the APIs <text:span text:style-name="T32">provided</text:span> by kernel to disable and enable bottom halves <text:span text:style-name="T32">respectively.</text:span></text:p>
      <text:p text:style-name="P56"/>
      <text:p text:style-name="P56"/>
      <text:p text:style-name="P56"><text:span text:style-name="Strong_20_Emphasis"><text:span text:style-name="T18">87</text:span></text:span><text:span text:style-name="Strong_20_Emphasis"><text:span text:style-name="T7">) what is process scheduling ?</text:span></text:span></text:p>
      <text:p text:style-name="P49"><text:s/>selecting which process to give chance to run is called Process scheduling. It is responsibility of processor to decide which process to run, when and for how long. For multiprogramming system scheduler is base . Scheduler has to decide which process to run and which process has to wait. Scheduler has to allot the time to each process efficiently and make the efficient use of Processor so that user can feel that all the processes is executing at the same time. </text:p>
      <text:p text:style-name="P49"/>
      <text:p text:style-name="Text_20_body"><text:span text:style-name="Strong_20_Emphasis"><text:span text:style-name="T11">88</text:span></text:span><text:span text:style-name="Strong_20_Emphasis"><text:span text:style-name="T8">) What is cooperative multitasking and pre-emptive </text:span></text:span><text:soft-page-break/><text:span text:style-name="Strong_20_Emphasis"><text:span text:style-name="T8">multitasking?</text:span></text:span></text:p>
      <text:p text:style-name="Text_20_body"><text:span text:style-name="Strong_20_Emphasis"><text:span text:style-name="T8">Co-operative multitasking:-</text:span></text:span><text:span text:style-name="T8">In this method process does not stop running until it voluntarily stops. The act of process voluntarily stopping itself called yielding.</text:span></text:p>
      <text:p text:style-name="Text_20_body"><text:span text:style-name="Strong_20_Emphasis"><text:span text:style-name="T8">Preemptive multitasking:-</text:span></text:span><text:span text:style-name="T8">In this kind of multitasking scheduler decides which process to start running and which process to stop. Good thing in this multitasking is that scheduler can take the global decision. All the linux kind OS comes in preemptive scheduling flavor.</text:span></text:p>
      <text:p text:style-name="P49"/>
      <text:p text:style-name="Text_20_body"><text:span text:style-name="Strong_20_Emphasis"><text:span text:style-name="T11">89</text:span></text:span><text:span text:style-name="Strong_20_Emphasis"><text:span text:style-name="T8">) What is yielding?</text:span></text:span></text:p>
      <text:p text:style-name="P49">The act of process voluntarily stopping itself called yielding.</text:p>
      <text:p text:style-name="P49"/>
      <text:p text:style-name="Text_20_body"><text:span text:style-name="Strong_20_Emphasis"><text:span text:style-name="T11">90</text:span></text:span><text:span text:style-name="Strong_20_Emphasis"><text:span text:style-name="T8">) What is limitation of cooperative multitasking?</text:span></text:span></text:p>
      <text:list xml:id="list6902784769052356224" text:style-name="L14">
        <text:list-item>
          <text:p text:style-name="P96">Scheduler cannot take globalize?? decision. </text:p>
        </text:list-item>
        <text:list-item>
          <text:p text:style-name="P85">Any process can monopolize the system. </text:p>
          <text:p text:style-name="P85"/>
        </text:list-item>
      </text:list>
      <text:p text:style-name="Text_20_body"><text:span text:style-name="Strong_20_Emphasis"><text:span text:style-name="T11">91</text:span></text:span><text:span text:style-name="Strong_20_Emphasis"><text:span text:style-name="T8">) I/O bound versus Processor bound process?</text:span></text:span></text:p>
      <text:p text:style-name="P50">I/O bound processes spend most of the time waiting for some input/output event to occur and take very less time of processor. Processor bound process takes most of the time executing the code . These kind of process runs continuously without waiting for any input/output event and stopped while printed by compiler.</text:p>
      <text:p text:style-name="Text_20_body"/>
      <text:p text:style-name="Text_20_body"><text:span text:style-name="Strong_20_Emphasis"><text:span text:style-name="T11">92</text:span></text:span><text:span text:style-name="Strong_20_Emphasis"><text:span text:style-name="T8">) What is process priority?</text:span></text:span></text:p>
      <text:p text:style-name="P49">Process priority is a way of specifying the process importance in the system.</text:p>
      <text:p text:style-name="P49"/>
      <text:p text:style-name="Text_20_body"><text:span text:style-name="Strong_20_Emphasis"><text:span text:style-name="T11">93</text:span></text:span><text:span text:style-name="Strong_20_Emphasis"><text:span text:style-name="T8">) What kind of priority is maintained in </text:span></text:span><text:span text:style-name="Strong_20_Emphasis"><text:span text:style-name="T11">Linux</text:span></text:span><text:span text:style-name="Strong_20_Emphasis"><text:span text:style-name="T8">?</text:span></text:span></text:p>
      <text:p text:style-name="P49">Linux implements two types of process priority value.</text:p>
      <table:table table:name="Table24" table:style-name="Table24">
        <table:table-column table:style-name="Table24.A"/>
        <table:table-row>
          <table:table-cell table:style-name="Table24.A1" office:value-type="string">
            <text:p text:style-name="P49">1) Nice value:-A number from -20 to +19 with a default value of 0. Large <text:soft-page-break/>nice value corresponds to less priority.<text:line-break/>2) Real Time Priority:-A value from 0 to 99. Higher the real time value means higher priority.</text:p>
          </table:table-cell>
        </table:table-row>
      </table:table>
      <text:p text:style-name="Text_20_body"/>
      <text:p text:style-name="P49"><text:span text:style-name="Strong_20_Emphasis"><text:span text:style-name="T15"/></text:span></text:p>
      <text:p text:style-name="Text_20_body"><text:span text:style-name="Strong_20_Emphasis"><text:span text:style-name="T8">9</text:span></text:span><text:span text:style-name="Strong_20_Emphasis"><text:span text:style-name="T11">4</text:span></text:span><text:span text:style-name="Strong_20_Emphasis"><text:span text:style-name="T8">) What is virtual run time?</text:span></text:span></text:p>
      <text:p text:style-name="P49">The Vruntime variable stores the virtual runtime of a process <text:s/>is the actual runtime ( the amount of time spent running) normalized by the number of runnable processor. CFS uses Vruntime to account for how long a process has run and thus how longer it ought to run.</text:p>
      <text:p text:style-name="P49"/>
      <text:p text:style-name="Text_20_body"><text:span text:style-name="Strong_20_Emphasis"><text:span text:style-name="T11">95</text:span></text:span><text:span text:style-name="Strong_20_Emphasis"><text:span text:style-name="T8">) What are the available scheduling classes in linux?</text:span></text:span></text:p>
      <text:list xml:id="list5926429484676120916" text:style-name="L15">
        <text:list-item>
          <text:p text:style-name="P97">Completely Fair Schedule class </text:p>
        </text:list-item>
        <text:list-item>
          <text:p text:style-name="P86">RT schedule class </text:p>
          <text:p text:style-name="P86"/>
        </text:list-item>
      </text:list>
      <text:p text:style-name="Text_20_body"><text:span text:style-name="Strong_20_Emphasis"><text:span text:style-name="T11">96</text:span></text:span><text:span text:style-name="Strong_20_Emphasis"><text:span text:style-name="T8">) How next task is picked for scheduling ?</text:span></text:span></text:p>
      <text:p text:style-name="P49">CFS (complete fair scheduler)search the leftmost child of RB tree which has smallest Vruntime. It is performed by pick_next_entity(). If it returns NULL , it means there is no task to run so schedules the idle task.</text:p>
      <text:p text:style-name="P49"/>
      <text:p text:style-name="Text_20_body"><text:span text:style-name="Strong_20_Emphasis"><text:span text:style-name="T11">97</text:span></text:span><text:span text:style-name="Strong_20_Emphasis"><text:span text:style-name="T8">) what is scheduler entry point in </text:span></text:span><text:span text:style-name="Strong_20_Emphasis"><text:span text:style-name="T14">Linux</text:span></text:span><text:span text:style-name="Strong_20_Emphasis"><text:span text:style-name="T8">?</text:span></text:span></text:p>
      <text:p text:style-name="P49">The main entry point in the process schedule is the function schedule() defined in <text:span text:style-name="T2">kernel/sched.c</text:span> .This function is called by rest of kernel to schedule another process.schedule() is a generic call and it internally calls each scheduler class and check highest priority task from highest priority scheduler class. It?? is done by pick_next_task().</text:p>
      <text:p text:style-name="P49"/>
      <text:p text:style-name="Text_20_body"><text:span text:style-name="Strong_20_Emphasis"><text:span text:style-name="T11">98</text:span></text:span><text:span text:style-name="Strong_20_Emphasis"><text:span text:style-name="T8">) what is waitqueus?</text:span></text:span></text:p>
      <text:p text:style-name="P49">Its a simple list of process waiting for an event to occur. Waitqueue are represented in the kernel by wake_queue_head_t. Waitqueue are created statically via DECLARE_WAITQUEUE() or dynamically via <text:soft-page-break/>init_waitqueue_head() . </text:p>
      <text:p text:style-name="P49"/>
      <text:p text:style-name="Text_20_body"><text:span text:style-name="Strong_20_Emphasis"><text:span text:style-name="T11">99</text:span></text:span><text:span text:style-name="Strong_20_Emphasis"><text:span text:style-name="T8">) How context switching is handled in </text:span></text:span><text:span text:style-name="Strong_20_Emphasis"><text:span text:style-name="T11">Linux</text:span></text:span><text:span text:style-name="Strong_20_Emphasis"><text:span text:style-name="T8">?</text:span></text:span></text:p>
      <text:p text:style-name="P49">Switching from one runnable process to another runnable process is called Context switching. In <text:span text:style-name="T36">Linux</text:span> context switching is handled by context_switch() function. This function defined in <text:span text:style-name="T2">/kernel/sched.c </text:span>. When some process terminates then context_switch() is called by schedule() which does two basic things:-</text:p>
      <table:table table:name="Table25" table:style-name="Table25">
        <table:table-column table:style-name="Table25.A"/>
        <table:table-row>
          <table:table-cell table:style-name="Table25.A1" office:value-type="string">
            <text:p text:style-name="P49">1) switch_mm() :-This call is to switch the virtual memory mapping of currently running process to upcoming process.</text:p>
          </table:table-cell>
        </table:table-row>
        <table:table-row>
          <table:table-cell table:style-name="Table25.A2" office:value-type="string">
            <text:p text:style-name="P49">2)switch_to():-This call is to switch the processor state from previous process to current process. It save the current info of current processor state register.</text:p>
          </table:table-cell>
        </table:table-row>
      </table:table>
      <text:p text:style-name="Text_20_body"/>
      <text:p text:style-name="Text_20_body"><text:span text:style-name="Strong_20_Emphasis"><text:span text:style-name="T11">100</text:span></text:span><text:span text:style-name="Strong_20_Emphasis"><text:span text:style-name="T8">) What is user preemption and kernel preemption?</text:span></text:span></text:p>
      <text:p text:style-name="Text_20_body"><text:span text:style-name="Strong_20_Emphasis"><text:span text:style-name="T8">User Preemption</text:span></text:span></text:p>
      <text:p text:style-name="P49">When the kernel is about to return to user-space , need-reschedule is set and therefore the scheduler is invoked.</text:p>
      <text:p text:style-name="Text_20_body"><text:span text:style-name="Strong_20_Emphasis"><text:span text:style-name="T8">Kernel Preemption</text:span></text:span></text:p>
      <text:p text:style-name="P50">Any task in the kernel which is not holding any lock can be preempted. In <text:span text:style-name="T33">Linux</text:span> we maintain a variable preempt_count in the thread_info structure. When process acquired a lock the preempt_value is increased by 1 and vice versa. whenever this value is 0 we can preempt the kernel.</text:p>
      <text:p text:style-name="P56"/>
      <text:p text:style-name="P56"/>
      <text:p text:style-name="P56"/>
      <text:p text:style-name="P56"><text:span text:style-name="Strong_20_Emphasis"><text:span text:style-name="T7">1) How to manipulate the current process states?</text:span></text:span></text:p>
      <text:p text:style-name="P50">Linux kernel provide set_task_state(task,state) by which you can manipulate the state of given task. By using of set_task_state you can change to state of given task.</text:p>
      <text:p text:style-name="Text_20_body"><text:soft-page-break/><text:span text:style-name="Strong_20_Emphasis"><text:span text:style-name="T8">2) What are kernel thread?</text:span></text:span></text:p>
      <text:p text:style-name="Text_20_body"><text:span text:style-name="T8">Kernel perform some background operation by using of some thread that is called kernel thread. kernel thread are the special thread which does n</text:span><text:span text:style-name="T12">o</text:span><text:span text:style-name="T8">t have the process address space .They just run in the kernel space . We can reschedule kernel thread like a normal process .Kernel delegates several task to kernel thread like flush etc. </text:span></text:p>
      <text:p text:style-name="P49"/>
      <text:p text:style-name="Text_20_body"><text:span text:style-name="Strong_20_Emphasis"><text:span text:style-name="T8">3) How threads are implemented in </text:span></text:span><text:span text:style-name="Strong_20_Emphasis"><text:span text:style-name="T12">Linux</text:span></text:span><text:span text:style-name="Strong_20_Emphasis"><text:span text:style-name="T8"> kernel?</text:span></text:span></text:p>
      <text:p text:style-name="P71"><text:span text:style-name="T8">In Linux there is no special provision for thread . In Linux thread is a process which actual share some resources with other process . Every thread has a unique task_struct. </text:span><text:span text:style-name="Strong_20_Emphasis"><text:span text:style-name="T8">creating thread</text:span></text:span><text:span text:style-name="T8">Thread also created by using the clone sys call except some flags for sharing the data like file system , signal handler,open files also set. Flags are used to specify that which resources are shared between parent and child process or thread.</text:span></text:p>
      <text:p text:style-name="P71"><text:span text:style-name="Strong_20_Emphasis"><text:span text:style-name="T8">clone(CLONE_VM | CLONE_FS | CLONE_FILES | CLONE_SIGHAND, 0);</text:span></text:span></text:p>
      <text:p text:style-name="P71"><text:span text:style-name="Strong_20_Emphasis"><text:span text:style-name="T8"/></text:span></text:p>
      <text:p text:style-name="Text_20_body"><text:span text:style-name="Strong_20_Emphasis"><text:span text:style-name="T8">4) What are different states of a process in </text:span></text:span><text:span text:style-name="Strong_20_Emphasis"><text:span text:style-name="T12">Linux</text:span></text:span><text:span text:style-name="Strong_20_Emphasis"><text:span text:style-name="T8">?</text:span></text:span></text:p>
      <text:p text:style-name="P49">In <text:span text:style-name="T34">Linux</text:span> a process can be in one of the following state.</text:p>
      <table:table table:name="Table26" table:style-name="Table26">
        <table:table-column table:style-name="Table26.A"/>
        <table:table-row>
          <table:table-cell table:style-name="Table26.A1" office:value-type="string">
            <text:p text:style-name="Text_20_body"><text:span text:style-name="Strong_20_Emphasis"><text:span text:style-name="T8">1)TASK_RUNNING :- </text:span></text:span><text:span text:style-name="T8">This state specify that process is either running or in ready state and waiting in runqueue .</text:span></text:p>
          </table:table-cell>
        </table:table-row>
        <table:table-row>
          <table:table-cell table:style-name="Table26.A2" office:value-type="string">
            <text:p text:style-name="Text_20_body"><text:span text:style-name="Strong_20_Emphasis"><text:span text:style-name="T8">2)TASK_INTRUPTTIBLE:- </text:span></text:span><text:span text:style-name="T8">This condition states that the task is in sleeping state and waiting for some event to occur. When this condition occurs task comes in TASK_RUNNING state.</text:span></text:p>
          </table:table-cell>
        </table:table-row>
        <table:table-row>
          <table:table-cell table:style-name="Table26.A2" office:value-type="string">
            <text:p text:style-name="Text_20_body"><text:span text:style-name="Strong_20_Emphasis"><text:span text:style-name="T8">3) TASK_UNINTRRUPTIBLE:- </text:span></text:span><text:span text:style-name="T8">This state is similar as previous state but in this state process does not wait for any event to occur.</text:span></text:p>
          </table:table-cell>
        </table:table-row>
        <table:table-row>
          <table:table-cell table:style-name="Table26.A2" office:value-type="string">
            <text:p text:style-name="Text_20_body"><text:span text:style-name="Strong_20_Emphasis"><text:span text:style-name="T8">4)_TASK_TRACED:-</text:span></text:span><text:span text:style-name="T8">The process is getting traced by another process , such as a debugger.</text:span></text:p>
          </table:table-cell>
        </table:table-row>
      </table:table>
      <text:p text:style-name="Text_20_body"><text:span text:style-name="Strong_20_Emphasis"><text:span text:style-name="T8"/></text:span></text:p>
      <text:p text:style-name="Text_20_body"><text:span text:style-name="Strong_20_Emphasis"><text:span text:style-name="T8">5) What is difference between process and thread?</text:span></text:span></text:p>
      <text:p text:style-name="P49">Linux does not differentiate between process and thread. Linux kernel understand a thread as a process and implements process and thread in <text:soft-page-break/>same way. In Linux thread is a process which actually share some resources with other process .</text:p>
      <text:p text:style-name="P49"/>
      <text:p text:style-name="Text_20_body"><text:span text:style-name="Strong_20_Emphasis"><text:span text:style-name="T8">6) Generally what resources are shared between threads?</text:span></text:span></text:p>
      <text:p text:style-name="P49">Threads can share lots of things . Some of the most shared resources are file system information , open files , signal handlers , Address space etc.</text:p>
      <text:p text:style-name="P49"/>
      <text:p text:style-name="Text_20_body"><text:span text:style-name="Strong_20_Emphasis"><text:span text:style-name="T8">7) What is process descriptor?</text:span></text:span></text:p>
      <text:p text:style-name="P50">In Linux kernel a process is represented by Process descriptor which is a structure of type<text:span text:style-name="T2"> task_struct </text:span>. Kernel stores all the process by maintaining a doubly linked list in which each node is type of <text:span text:style-name="T2">task_struct</text:span>. In other words we can say kernel maintained a doubly linked list of process descriptors.</text:p>
      <text:p text:style-name="P50"/>
      <text:p text:style-name="Text_20_body"><text:span text:style-name="Strong_20_Emphasis"><text:span text:style-name="T8">8) What is task_struct?</text:span></text:span></text:p>
      <text:p text:style-name="P49">The task_struct is a large data structure around 1.7 Kb on a 32 bit machine. This structure maintain all the information about a process. This structure contains info like signals, files ,stack ,state and much more.</text:p>
      <text:p text:style-name="P56"/>
      <text:p text:style-name="P56"><text:span text:style-name="Strong_20_Emphasis">10) What was the need of thread_info structure?</text:span></text:p>
      <text:p text:style-name="P49">The task_struct is a large data structure around 1.7 Kb on a 32 bit machine and kernel stack is either 4KB or 8KB . Hence the task of storing structure of 1.7 kb is very much difficult . So kernel introduced concept of thread_info ,which is very much slimmer than task_thread and just points to task_struct structure.</text:p>
      <text:p text:style-name="P49"/>
      <text:p text:style-name="Text_20_body"><text:span text:style-name="Strong_20_Emphasis"><text:span text:style-name="T8">11) Difference between fork() and vfork() ?</text:span></text:span></text:p>
      <text:p text:style-name="P50">The vfork() system calls has the same effect as fork() except that the page table entries of the parent process are not copied . Instead the child executes as a sole in the parents address space, and the parent is blocked until the child either call exec() or exits.</text:p>
      <text:p text:style-name="Text_20_body"><text:soft-page-break/><text:span text:style-name="Strong_20_Emphasis"><text:span text:style-name="T8">12) What is process context ?</text:span></text:span></text:p>
      <text:p text:style-name="P50">Normally process runs in user space but when a program calls a syscall or triggers an exception then it enter into the kernel-space at that time kernel is said to be executed on behalf of process and in other word kernel is in process context.</text:p>
      <text:p text:style-name="P50"/>
      <text:p text:style-name="P50"><text:span text:style-name="Strong_20_Emphasis">13) What is zombie process?</text:span></text:p>
      <text:p text:style-name="P49">Process which is dead and completed its execution but still it had an entry in process table is called zombie process.</text:p>
      <text:p text:style-name="P49"/>
      <text:p text:style-name="Text_20_body"><text:span text:style-name="Strong_20_Emphasis"><text:span text:style-name="T8">14) How parent less process is handles in </text:span></text:span><text:span text:style-name="Strong_20_Emphasis"><text:span text:style-name="T13">Linux</text:span></text:span><text:span text:style-name="Strong_20_Emphasis"><text:span text:style-name="T8"> ?</text:span></text:span></text:p>
      <text:p text:style-name="Text_20_body"><text:span text:style-name="T8">If a parents exist before its children then child process are re-parented to another process in same thread group or , if that fails , then </text:span><text:span text:style-name="Strong_20_Emphasis"><text:span text:style-name="T8">init process.</text:span></text:span></text:p>
      <text:p text:style-name="P50"/>
      <text:p text:style-name="P56"/>
      <text:p text:style-name="P56"/>
      <text:p text:style-name="P56"/>
      <text:h text:style-name="P9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2:02:41.455614096</meta:creation-date>
    <meta:generator>LibreOffice/4.2.8.2$Linux_X86_64 LibreOffice_project/420m0$Build-2</meta:generator>
    <dc:date>2020-01-24T10:18:08.262087237</dc:date>
    <meta:editing-duration>PT20H22M37S</meta:editing-duration>
    <meta:editing-cycles>126</meta:editing-cycles>
    <meta:document-statistic meta:table-count="18" meta:image-count="0" meta:object-count="1" meta:page-count="38" meta:paragraph-count="770" meta:word-count="6733" meta:character-count="45195" meta:non-whitespace-character-count="374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661in"/>
    </style:style>
    <style:style style:name="co3" style:family="table-column">
      <style:table-column-properties fo:break-before="auto" style:column-width="4.3398in"/>
    </style:style>
    <style:style style:name="co4" style:family="table-column">
      <style:table-column-properties fo:break-before="auto" style:column-width="0.551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border="0.06pt solid #000000"/>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in"/>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table-cell-properties fo:background-color="transparent" fo:border="0.06pt solid #000000"/>
    </style:style>
    <style:style style:name="ce5"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4"/>
        <table:table-column table:style-name="co4" table:default-cell-style-name="ce5"/>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S.NO</text:p>
          </table:table-cell>
          <table:table-cell table:style-name="ce3" office:value-type="string" calcext:value-type="string">
            <text:p>Subject / Topic / Chapter</text:p>
          </table:table-cell>
          <table:table-cell table:style-name="ce3"/>
        </table:table-row>
        <table:table-row table:style-name="ro1">
          <table:table-cell/>
          <table:table-cell office:value-type="float" office:value="1" calcext:value-type="float">
            <text:p>1</text:p>
          </table:table-cell>
          <table:table-cell office:value-type="string" calcext:value-type="string">
            <text:p>C Language</text:p>
          </table:table-cell>
          <table:table-cell/>
        </table:table-row>
        <table:table-row table:style-name="ro1">
          <table:table-cell/>
          <table:table-cell office:value-type="float" office:value="2" calcext:value-type="float">
            <text:p>2</text:p>
          </table:table-cell>
          <table:table-cell office:value-type="string" calcext:value-type="string">
            <text:p>Data Structure – C</text:p>
          </table:table-cell>
          <table:table-cell/>
        </table:table-row>
        <table:table-row table:style-name="ro1">
          <table:table-cell/>
          <table:table-cell office:value-type="float" office:value="3" calcext:value-type="float">
            <text:p>3</text:p>
          </table:table-cell>
          <table:table-cell office:value-type="string" calcext:value-type="string">
            <text:p>LDD3</text:p>
          </table:table-cell>
          <table:table-cell/>
        </table:table-row>
        <table:table-row table:style-name="ro1">
          <table:table-cell/>
          <table:table-cell office:value-type="float" office:value="4" calcext:value-type="float">
            <text:p>4</text:p>
          </table:table-cell>
          <table:table-cell office:value-type="string" calcext:value-type="string">
            <text:p>ARM – Processor <text:s/>- Information</text:p>
          </table:table-cell>
          <table:table-cell/>
        </table:table-row>
        <table:table-row table:style-name="ro1">
          <table:table-cell/>
          <table:table-cell office:value-type="float" office:value="5" calcext:value-type="float">
            <text:p>5</text:p>
          </table:table-cell>
          <table:table-cell office:value-type="string" calcext:value-type="string">
            <text:p>Operating System Concepts</text:p>
          </table:table-cell>
          <table:table-cell/>
        </table:table-row>
        <table:table-row table:style-name="ro1">
          <table:table-cell/>
          <table:table-cell office:value-type="float" office:value="6" calcext:value-type="float">
            <text:p>6</text:p>
          </table:table-cell>
          <table:table-cell office:value-type="string" calcext:value-type="string">
            <text:p>Device Tree </text:p>
          </table:table-cell>
          <table:table-cell/>
        </table:table-row>
        <table:table-row table:style-name="ro1">
          <table:table-cell/>
          <table:table-cell office:value-type="float" office:value="7" calcext:value-type="float">
            <text:p>7</text:p>
          </table:table-cell>
          <table:table-cell office:value-type="string" calcext:value-type="string">
            <text:p>U-boot Source - Compilation / Configuration / CODE FLOW</text:p>
          </table:table-cell>
          <table:table-cell/>
        </table:table-row>
        <table:table-row table:style-name="ro1">
          <table:table-cell/>
          <table:table-cell office:value-type="float" office:value="8" calcext:value-type="float">
            <text:p>8</text:p>
          </table:table-cell>
          <table:table-cell office:value-type="string" calcext:value-type="string">
            <text:p>Linux Source – Compilation / Configuration <text:s/>/ CODE FLOW</text:p>
          </table:table-cell>
          <table:table-cell/>
        </table:table-row>
        <table:table-row table:style-name="ro1">
          <table:table-cell/>
          <table:table-cell office:value-type="float" office:value="9" calcext:value-type="float">
            <text:p>9</text:p>
          </table:table-cell>
          <table:table-cell office:value-type="string" calcext:value-type="string">
            <text:p>SOC – Main Controllers – Schematics</text:p>
          </table:table-cell>
          <table:table-cell/>
        </table:table-row>
        <table:table-row table:style-name="ro1">
          <table:table-cell/>
          <table:table-cell office:value-type="float" office:value="10" calcext:value-type="float">
            <text:p>10</text:p>
          </table:table-cell>
          <table:table-cell office:value-type="string" calcext:value-type="string">
            <text:p>Board Bring up Procedure – BOOT Sequence</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6">00/00/0000</text:date>, <text:time style:data-style-name="N2" text:time-value="12:03:39.708865172">00:00:00</text:time></text:p>
        </style:region-right>
      </style:header>
      <style:header-left style:display="false"/>
      <style:footer>
        <text:p>Page <text:page-number>1</text:page-number> / <text:page-count>99</text:page-count></text:p>
      </style:footer>
      <style:footer-left style:display="false"/>
    </style:master-page>
  </office:master-styles>
</office:document-styles>
</file>